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7.999cm"/>
    </style:style>
    <style:style style:name="co8" style:family="table-column">
      <style:table-column-properties fo:break-before="auto" style:column-width="5.9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552cm" fo:break-before="auto" style:use-optimal-row-height="false"/>
    </style:style>
    <style:style style:name="ro7" style:family="table-row">
      <style:table-row-properties style:row-height="2.448cm" fo:break-before="auto" style:use-optimal-row-height="false"/>
    </style:style>
    <style:style style:name="ro8" style:family="table-row">
      <style:table-row-properties style:row-height="2.764cm" fo:break-before="auto" style:use-optimal-row-height="false"/>
    </style:style>
    <style:style style:name="ro9" style:family="table-row">
      <style:table-row-properties style:row-height="2.579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1.25pt solid #000000" fo:background-color="#b2b2b2" style:text-align-source="fix" style:repeat-content="false" fo:wrap-option="wrap" fo:border-left="1.25pt solid #000000" fo:border-right="0.74pt solid #000000" fo:border-top="1.25pt solid #000000" style:vertical-align="middle"/>
      <style:paragraph-properties fo:text-align="center" fo:margin-left="0cm"/>
      <style:text-properties fo:font-size="24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1.25pt solid #000000" fo:background-color="#f6f9d4" style:text-align-source="fix" style:repeat-content="false" fo:wrap-option="wrap" fo:border-left="1.25pt solid #000000" fo:border-right="0.74pt solid #000000" fo:border-top="1.25pt solid #000000" style:vertical-align="middle"/>
      <style:paragraph-properties fo:text-align="center" fo:margin-left="0cm"/>
      <style:text-properties fo:font-size="12pt" fo:font-weight="bold"/>
    </style:style>
    <style:style style:name="ce8" style:family="table-cell" style:parent-style-name="Default">
      <style:table-cell-properties fo:border-bottom="1.25pt solid #000000" fo:background-color="#f6f9d4" style:text-align-source="fix" style:repeat-content="false" fo:wrap-option="wrap" fo:border-left="1.25pt solid #000000" fo:border-right="0.74pt solid #000000" fo:border-top="0.74pt solid #000000" style:vertical-align="middle"/>
      <style:paragraph-properties fo:text-align="center" fo:margin-left="0cm"/>
      <style:text-properties fo:font-size="12pt" fo:font-weight="bold"/>
    </style:style>
    <style:style style:name="ce4" style:family="table-cell" style:parent-style-name="Default">
      <style:table-cell-properties fo:border-bottom="1.25pt solid #000000" style:text-align-source="fix" style:repeat-content="false" fo:wrap-option="wrap" fo:border-left="1.25pt solid #000000" fo:border-right="0.74pt solid #000000" fo:border-top="0.51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51pt solid #000000" style:text-align-source="fix" style:repeat-content="false" fo:wrap-option="wrap" fo:border-left="0.51pt solid #000000" fo:border-right="0.74pt solid #000000" fo:border-top="0.51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1.25pt solid #000000" style:text-align-source="fix" style:repeat-content="false" fo:wrap-option="wrap" fo:border-left="0.51pt solid #000000" fo:border-right="0.74pt solid #000000" fo:border-top="0.51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1.25pt solid #000000" style:text-align-source="fix" style:repeat-content="false" fo:wrap-option="wrap" fo:border-left="1.25pt solid #000000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1.2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1.25pt solid #000000" fo:background-color="#b2b2b2" style:text-align-source="fix" style:repeat-content="false" fo:wrap-option="wrap" fo:border-left="1.25pt solid #000000" fo:border-right="none" fo:border-top="1.25pt solid #000000" style:vertical-align="middle"/>
      <style:paragraph-properties fo:text-align="center" fo:margin-left="0cm"/>
      <style:text-properties fo:font-size="24pt" fo:font-weight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1.25pt solid #000000" style:text-align-source="fix" style:repeat-content="false" fo:wrap-option="wrap" fo:border-left="0.74pt solid #000000" fo:border-right="0.74pt solid #000000" fo:border-top="1.25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1.25pt solid #000000" fo:background-color="#f6f9d4" style:text-align-source="fix" style:repeat-content="false" fo:wrap-option="wrap" fo:border-left="0.74pt solid #000000" fo:border-right="0.74pt solid #000000" fo:border-top="1.25pt solid #000000" style:vertical-align="middle"/>
      <style:paragraph-properties fo:text-align="center" fo:margin-left="0cm"/>
      <style:text-properties fo:font-size="12pt" fo:font-weight="bold"/>
    </style:style>
    <style:style style:name="ce30" style:family="table-cell" style:parent-style-name="Default">
      <style:table-cell-properties fo:border-bottom="1.25pt solid #000000" fo:background-color="#f6f9d4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/>
    </style:style>
    <style:style style:name="ce12" style:family="table-cell" style:parent-style-name="Default">
      <style:table-cell-properties fo:border-bottom="1.25pt solid #000000" style:text-align-source="fix" style:repeat-content="false" fo:wrap-option="wrap" fo:border-left="0.74pt solid #000000" fo:border-right="0.74pt solid #000000" fo:border-top="0.51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51pt solid #000000" style:text-align-source="fix" style:repeat-content="false" fo:wrap-option="wrap" fo:border-left="0.74pt solid #000000" fo:border-right="0.74pt solid #000000" fo:border-top="0.51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1.25pt solid #000000" fo:background-color="#b2b2b2" style:text-align-source="fix" style:repeat-content="false" fo:wrap-option="wrap" fo:border-left="none" fo:border-right="none" fo:border-top="1.25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25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f6f9d4" style:text-align-source="fix" style:repeat-content="false" fo:wrap-option="wrap" fo:border-left="0.74pt solid #000000" fo:border-right="0.74pt solid #000000" fo:border-top="1.25pt solid #000000" style:vertical-align="middle"/>
      <style:paragraph-properties fo:text-align="center" fo:margin-left="0cm"/>
      <style:text-properties fo:font-size="12pt" fo:font-weight="bold"/>
    </style:style>
    <style:style style:name="ce36" style:family="table-cell" style:parent-style-name="Default">
      <style:table-cell-properties fo:border-bottom="1.25pt solid #000000" fo:background-color="#b2b2b2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7" style:family="table-cell" style:parent-style-name="Default">
      <style:table-cell-properties fo:border-bottom="1.25pt solid #000000" style:text-align-source="fix" style:repeat-content="false" fo:wrap-option="wrap" fo:border-left="0.74pt solid #000000" fo:border-right="0.51pt solid #000000" fo:border-top="0.51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51pt solid #000000" style:text-align-source="fix" style:repeat-content="false" fo:wrap-option="wrap" fo:border-left="0.74pt solid #000000" fo:border-right="0.51pt solid #000000" fo:border-top="0.51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1.25pt solid #000000" fo:background-color="#ffffa6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0.74pt solid #000000" fo:border-right="1.25pt solid #000000" fo:border-top="1.25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74pt solid #000000" fo:background-color="#f6f9d4" style:text-align-source="fix" style:repeat-content="false" fo:wrap-option="wrap" fo:border-left="0.74pt solid #000000" fo:border-right="1.25pt solid #000000" fo:border-top="1.25pt solid #000000" style:vertical-align="middle"/>
      <style:paragraph-properties fo:text-align="center" fo:margin-left="0cm"/>
      <style:text-properties fo:font-size="12pt" fo:font-weight="bold"/>
    </style:style>
    <style:style style:name="ce43" style:family="table-cell" style:parent-style-name="Default">
      <style:table-cell-properties fo:border-bottom="1.25pt solid #000000" fo:background-color="#f6f9d4" style:text-align-source="fix" style:repeat-content="false" fo:wrap-option="wrap" fo:border-left="0.74pt solid #000000" fo:border-right="1.25pt solid #000000" fo:border-top="0.74pt solid #000000" style:vertical-align="middle"/>
      <style:paragraph-properties fo:text-align="center" fo:margin-left="0cm"/>
      <style:text-properties fo:font-size="12pt" fo:font-weight="bold"/>
    </style:style>
    <style:style style:name="ce23" style:family="table-cell" style:parent-style-name="Default">
      <style:table-cell-properties fo:border-bottom="0.74pt solid #000000" style:text-align-source="fix" style:repeat-content="false" fo:wrap-option="wrap" fo:border-left="0.74pt solid #000000" fo:border-right="1.25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1.25pt solid #000000" style:text-align-source="fix" style:repeat-content="false" fo:wrap-option="wrap" fo:border-left="0.74pt solid #000000" fo:border-right="1.25pt solid #000000" fo:border-top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1.25pt solid #000000" fo:background-color="#b2b2b2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fo:font-weight="bold"/>
    </style:style>
    <style:style style:name="ce49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font-weight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7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2" table:default-cell-style-name="ce27"/>
        <table:table-column table:style-name="co7" table:number-columns-repeated="2" table:default-cell-style-name="ce27"/>
        <table:table-column table:style-name="co2" table:number-columns-repeated="2" table:default-cell-style-name="ce27"/>
        <table:table-column table:style-name="co8" table:default-cell-style-name="ce27"/>
        <table:table-column table:style-name="co9" table:number-columns-repeated="1003" table:default-cell-style-name="ce27"/>
        <table:table-row table:style-name="ro1">
          <table:table-cell table:style-name="ce3" office:value-type="string" calcext:value-type="string" table:number-columns-spanned="20" table:number-rows-spanned="1">
            <text:p>Test : Recherche de learning rate</text:p>
          </table:table-cell>
          <table:covered-table-cell table:number-columns-repeated="4" table:style-name="ce28"/>
          <table:covered-table-cell table:number-columns-repeated="7" table:style-name="ce34"/>
          <table:covered-table-cell table:number-columns-repeated="3" table:style-name="ce28"/>
          <table:covered-table-cell table:number-columns-repeated="3" table:style-name="ce34"/>
          <table:covered-table-cell table:number-columns-repeated="2" table:style-name="ce41"/>
          <table:table-cell table:style-name="ce10" table:number-columns-repeated="1004"/>
        </table:table-row>
        <table:table-row table:style-name="ro2">
          <table:table-cell table:style-name="ce7" office:value-type="string" calcext:value-type="string" table:number-columns-spanned="1" table:number-rows-spanned="2">
            <text:p>Nom Modèle</text:p>
          </table:table-cell>
          <table:table-cell table:style-name="ce29" office:value-type="string" calcext:value-type="string" table:number-columns-spanned="1" table:number-rows-spanned="2">
            <text:p>description du Test</text:p>
          </table:table-cell>
          <table:table-cell table:style-name="ce29" office:value-type="string" calcext:value-type="string" table:number-columns-spanned="1" table:number-rows-spanned="2">
            <text:p>Mode</text:p>
          </table:table-cell>
          <table:table-cell table:style-name="ce29" office:value-type="string" calcext:value-type="string" table:number-columns-spanned="1" table:number-rows-spanned="2">
            <text:p>Nombre de classes</text:p>
          </table:table-cell>
          <table:table-cell table:style-name="ce29" office:value-type="string" calcext:value-type="string" table:number-columns-spanned="1" table:number-rows-spanned="2">
            <text:p>Epochs</text:p>
          </table:table-cell>
          <table:table-cell table:style-name="ce35" office:value-type="string" calcext:value-type="string" table:number-columns-spanned="7" table:number-rows-spanned="1">
            <text:p>Description</text:p>
          </table:table-cell>
          <table:covered-table-cell table:number-columns-repeated="6" table:style-name="ce35"/>
          <table:table-cell table:style-name="ce29" office:value-type="string" calcext:value-type="string" table:number-columns-spanned="1" table:number-rows-spanned="2">
            <text:p>Summary:</text:p>
            <text:p> Nombre de paramètres</text:p>
          </table:table-cell>
          <table:table-cell table:style-name="ce29" office:value-type="string" calcext:value-type="string" table:number-columns-spanned="1" table:number-rows-spanned="2">
            <text:p>Données D’apprentissage</text:p>
          </table:table-cell>
          <table:table-cell table:style-name="ce29" office:value-type="string" calcext:value-type="string" table:number-columns-spanned="1" table:number-rows-spanned="2">
            <text:p>Données Test</text:p>
          </table:table-cell>
          <table:table-cell table:style-name="ce35" office:value-type="string" calcext:value-type="string" table:number-columns-spanned="3" table:number-rows-spanned="1">
            <text:p>Paramètres Compilation</text:p>
          </table:table-cell>
          <table:covered-table-cell table:number-columns-repeated="2" table:style-name="ce35"/>
          <table:table-cell table:style-name="ce42" office:value-type="string" calcext:value-type="string" table:number-columns-spanned="2" table:number-rows-spanned="1">
            <text:p>Résultats</text:p>
          </table:table-cell>
          <table:covered-table-cell table:style-name="ce42"/>
          <table:table-cell table:style-name="ce10" table:number-columns-repeated="1004"/>
        </table:table-row>
        <table:table-row table:style-name="ro2">
          <table:covered-table-cell table:style-name="ce8"/>
          <table:covered-table-cell table:number-columns-repeated="4" table:style-name="ce30"/>
          <table:table-cell table:style-name="ce30" office:value-type="string" calcext:value-type="string">
            <text:p>Couche en entrée</text:p>
          </table:table-cell>
          <table:table-cell table:style-name="ce30" office:value-type="string" calcext:value-type="string">
            <text:p>Conv2D</text:p>
          </table:table-cell>
          <table:table-cell table:style-name="ce30" office:value-type="string" calcext:value-type="string">
            <text:p>MaxPooling2D</text:p>
          </table:table-cell>
          <table:table-cell table:style-name="ce30" office:value-type="string" calcext:value-type="string">
            <text:p>Transition vers Dense</text:p>
          </table:table-cell>
          <table:table-cell table:style-name="ce30" office:value-type="string" calcext:value-type="string">
            <text:p>Dense</text:p>
          </table:table-cell>
          <table:table-cell table:style-name="ce30" office:value-type="string" calcext:value-type="string">
            <text:p>Dropout</text:p>
          </table:table-cell>
          <table:table-cell table:style-name="ce30" office:value-type="string" calcext:value-type="string">
            <text:p>Couche de sortie</text:p>
          </table:table-cell>
          <table:covered-table-cell table:number-columns-repeated="3" table:style-name="ce30"/>
          <table:table-cell table:style-name="ce30" office:value-type="string" calcext:value-type="string">
            <text:p>Optimizer</text:p>
          </table:table-cell>
          <table:table-cell table:style-name="ce30" office:value-type="string" calcext:value-type="string">
            <text:p>Loss</text:p>
          </table:table-cell>
          <table:table-cell table:style-name="ce30" office:value-type="string" calcext:value-type="string">
            <text:p>Metrics</text:p>
          </table:table-cell>
          <table:table-cell table:style-name="ce30" office:value-type="string" calcext:value-type="string">
            <text:p>score</text:p>
          </table:table-cell>
          <table:table-cell table:style-name="ce43" office:value-type="string" calcext:value-type="string">
            <text:p>pertes</text:p>
          </table:table-cell>
          <table:table-cell table:style-name="ce10" table:number-columns-repeated="1004"/>
        </table:table-row>
        <table:table-row table:style-name="ro3">
          <table:table-cell table:style-name="ce4" office:value-type="string" calcext:value-type="string" table:number-columns-spanned="1" table:number-rows-spanned="6">
            <text:p>model_lr_gray</text:p>
          </table:table-cell>
          <table:table-cell table:style-name="ce12" office:value-type="string" calcext:value-type="string" table:number-columns-spanned="1" table:number-rows-spanned="6">
            <text:p>Le test consiste à tester à entraîner le modèle avec 6 valeurs différentes de learning rate allant de 1e-3 à 1e-8.</text:p>
          </table:table-cell>
          <table:table-cell table:style-name="ce12" office:value-type="string" calcext:value-type="string" table:number-columns-spanned="1" table:number-rows-spanned="6">
            <text:p>Niveaux de gris</text:p>
          </table:table-cell>
          <table:table-cell table:style-name="ce12" office:value-type="float" office:value="4" calcext:value-type="float" table:number-columns-spanned="1" table:number-rows-spanned="6">
            <text:p>4</text:p>
          </table:table-cell>
          <table:table-cell table:style-name="ce12" office:value-type="float" office:value="10" calcext:value-type="float" table:number-columns-spanned="1" table:number-rows-spanned="6">
            <text:p>10</text:p>
          </table:table-cell>
          <table:table-cell table:style-name="ce12" office:value-type="string" calcext:value-type="string" table:number-columns-spanned="1" table:number-rows-spanned="6">
            <text:p>En entrée on a une couche de convolution Conv2D avec 64 filtres, une taille de noyau de 5*5 et la fonction RELU pour l’activation.</text:p>
          </table:table-cell>
          <table:table-cell table:style-name="ce12" office:value-type="string" calcext:value-type="string" table:number-columns-spanned="1" table:number-rows-spanned="6">
            <text:p>On a en plus, deux couches de convolution avec 64 filtres, une taille de noyau respectivement de 5*5 et de 3*3 et l’utilisation de la fonction ELU.</text:p>
          </table:table-cell>
          <table:table-cell table:style-name="ce12" office:value-type="string" calcext:value-type="string" table:number-columns-spanned="1" table:number-rows-spanned="6">
            <text:p>On a trois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6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6">
            <text:p>On utilise 2 couches Dense avec respectivement 128 et 254 neuronnes. Elles utilisent l’activation ELU</text:p>
          </table:table-cell>
          <table:table-cell table:style-name="ce12" office:value-type="string" calcext:value-type="string" table:number-columns-spanned="1" table:number-rows-spanned="6">
            <text:p>On utilise à la sortie de chaque couche Dense une couche de Dropout (soit en tout 2) avec un coefficient de 0.2.</text:p>
          </table:table-cell>
          <table:table-cell table:style-name="ce12" office:value-type="string" calcext:value-type="string" table:number-columns-spanned="1" table:number-rows-spanned="6">
            <text:p>La couche de sortie est une couche Dense avec 4 neuronnes (un par classe) et la fonction Sigmoïd pour activation.</text:p>
          </table:table-cell>
          <table:table-cell table:style-name="ce12" office:value-type="float" office:value="3001210" calcext:value-type="float" table:number-columns-spanned="1" table:number-rows-spanned="6">
            <text:p>3001210</text:p>
          </table:table-cell>
          <table:table-cell table:style-name="ce12" office:value-type="string" calcext:value-type="string" table:number-columns-spanned="1" table:number-rows-spanned="6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 table:number-columns-spanned="1" table:number-rows-spanned="6">
            <text:p>Ici, on utilise aucune donnée</text:p>
          </table:table-cell>
          <table:table-cell table:style-name="ce21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385</text:p>
            <text:p>Val_accuracy : 0.2858</text:p>
          </table:table-cell>
          <table:table-cell table:style-name="ce23" office:value-type="string" calcext:value-type="string">
            <text:p>Loss : 0.6154</text:p>
            <text:p>Val_loss : 0.5995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439</text:p>
            <text:p>Val_accuracy : 0.2721</text:p>
          </table:table-cell>
          <table:table-cell table:style-name="ce23" office:value-type="string" calcext:value-type="string">
            <text:p>Loss : 0.5964</text:p>
            <text:p>Val_loss : 0.6026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272</text:p>
            <text:p>Val_accuracy : 0.1195</text:p>
          </table:table-cell>
          <table:table-cell table:style-name="ce23" office:value-type="string" calcext:value-type="string">
            <text:p>Loss : 0.6425</text:p>
            <text:p>Val_loss : 0.6334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40</text:p>
            <text:p>Val_accuracy : 0.0763</text:p>
          </table:table-cell>
          <table:table-cell table:style-name="ce23" office:value-type="string" calcext:value-type="string">
            <text:p>Loss : 0.6779</text:p>
            <text:p>Val_loss : 0.6748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78</text:p>
            <text:p>Val_accuracy : 0.0781</text:p>
          </table:table-cell>
          <table:table-cell table:style-name="ce23" office:value-type="string" calcext:value-type="string">
            <text:p>Loss : 0.6804</text:p>
            <text:p> Val_loss : 0.6779</text:p>
          </table:table-cell>
          <table:table-cell table:style-name="ce10" table:number-columns-repeated="1004"/>
        </table:table-row>
        <table:table-row table:style-name="ro3">
          <table:covered-table-cell table:style-name="ce6"/>
          <table:covered-table-cell table:number-columns-repeated="13" table:style-name="ce12"/>
          <table:covered-table-cell table:style-name="ce37"/>
          <table:table-cell table:style-name="ce25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352</text:p>
            <text:p>Val_accuracy : 0.1103</text:p>
          </table:table-cell>
          <table:table-cell table:style-name="ce22" office:value-type="string" calcext:value-type="string">
            <text:p>Loss : 0.6893</text:p>
            <text:p>Val_loss : 0.6882</text:p>
          </table:table-cell>
          <table:table-cell table:style-name="ce10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6">
            <text:p>model_lr_color</text:p>
          </table:table-cell>
          <table:table-cell table:style-name="ce25" office:value-type="string" calcext:value-type="string" table:number-columns-spanned="1" table:number-rows-spanned="6">
            <text:p>Le test consiste à tester à entraîner le modèle avec 6 valeurs différentes de learning rate allant de 1e-3 à 1e-8.</text:p>
          </table:table-cell>
          <table:table-cell table:style-name="ce25" office:value-type="string" calcext:value-type="string" table:number-columns-spanned="1" table:number-rows-spanned="6">
            <text:p>couleur</text:p>
          </table:table-cell>
          <table:table-cell table:style-name="ce25" office:value-type="float" office:value="4" calcext:value-type="float" table:number-columns-spanned="1" table:number-rows-spanned="6">
            <text:p>4</text:p>
          </table:table-cell>
          <table:table-cell table:style-name="ce25" office:value-type="float" office:value="10" calcext:value-type="float" table:number-columns-spanned="1" table:number-rows-spanned="6">
            <text:p>10</text:p>
          </table:table-cell>
          <table:table-cell table:style-name="ce25" office:value-type="string" calcext:value-type="string" table:number-columns-spanned="1" table:number-rows-spanned="6">
            <text:p>En entrée on a une couche de convolution Conv2D avec 64 filtres, une taille de noyau de 5*5 et la fonction RELU pour l’activation.</text:p>
          </table:table-cell>
          <table:table-cell table:style-name="ce25" office:value-type="string" calcext:value-type="string" table:number-columns-spanned="1" table:number-rows-spanned="6">
            <text:p>On a en plus, deux couches de convolution avec 64 filtres, une taille de noyau respectivement de 5*5 et de 3*3 et l’utilisation de la fonction ELU.</text:p>
          </table:table-cell>
          <table:table-cell table:style-name="ce25" office:value-type="string" calcext:value-type="string" table:number-columns-spanned="1" table:number-rows-spanned="6">
            <text:p>On a trois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6">
            <text:p>On utilise une couche Flatten pour passer vers les couches Dense.</text:p>
          </table:table-cell>
          <table:table-cell table:style-name="ce25" office:value-type="string" calcext:value-type="string" table:number-columns-spanned="1" table:number-rows-spanned="6">
            <text:p>On utilise 2 couches Dense avec respectivement 128 et 254 neuronnes. Elles utilisent l’activation ELU</text:p>
          </table:table-cell>
          <table:table-cell table:style-name="ce25" office:value-type="string" calcext:value-type="string" table:number-columns-spanned="1" table:number-rows-spanned="6">
            <text:p>On utilise à la sortie de chaque couche Dense une couche de Dropout (soit en tout 2) avec un coefficient de 0.2.</text:p>
          </table:table-cell>
          <table:table-cell table:style-name="ce25" office:value-type="string" calcext:value-type="string" table:number-columns-spanned="1" table:number-rows-spanned="6">
            <text:p>La couche de sortie est une couche Dense avec 4 neuronnes (un par classe) et la fonction Sigmoïd pour activation.</text:p>
          </table:table-cell>
          <table:table-cell table:style-name="ce25" office:value-type="float" office:value="3004410" calcext:value-type="float" table:number-columns-spanned="1" table:number-rows-spanned="6">
            <text:p>3004410</text:p>
          </table:table-cell>
          <table:table-cell table:style-name="ce25" office:value-type="string" calcext:value-type="string" table:number-columns-spanned="1" table:number-rows-spanned="6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6">
            <text:p>Ici, on utilise aucune donnée</text:p>
          </table:table-cell>
          <table:table-cell table:style-name="ce21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048</text:p>
            <text:p>Val_accuracy : 0.3097</text:p>
          </table:table-cell>
          <table:table-cell table:style-name="ce23" office:value-type="string" calcext:value-type="string">
            <text:p>Loss : 0.6218</text:p>
            <text:p>Val_loss : 0.6042</text:p>
          </table:table-cell>
          <table:table-cell table:style-name="ce10" table:number-columns-repeated="1004"/>
        </table:table-row>
        <table:table-row table:style-name="ro3">
          <table:covered-table-cell table:number-columns-repeated="15" table:style-name="ce21"/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587</text:p>
            <text:p>Val_accuracy : 0.1939</text:p>
          </table:table-cell>
          <table:table-cell table:style-name="ce23" office:value-type="string" calcext:value-type="string">
            <text:p>Loss : 0.5946</text:p>
            <text:p>Val_loss : 0.6065</text:p>
          </table:table-cell>
          <table:table-cell table:style-name="ce10" table:number-columns-repeated="1004"/>
        </table:table-row>
        <table:table-row table:style-name="ro3">
          <table:covered-table-cell table:number-columns-repeated="15" table:style-name="ce21"/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747</text:p>
            <text:p>Val_accuracy : 0.1728</text:p>
          </table:table-cell>
          <table:table-cell table:style-name="ce23" office:value-type="string" calcext:value-type="string">
            <text:p>Loss : 0.6201</text:p>
            <text:p>Val_loss : 0.6128</text:p>
          </table:table-cell>
          <table:table-cell table:style-name="ce10" table:number-columns-repeated="1004"/>
        </table:table-row>
        <table:table-row table:style-name="ro3">
          <table:covered-table-cell table:number-columns-repeated="15" table:style-name="ce21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36</text:p>
            <text:p>Val_accuracy : 0.0754</text:p>
          </table:table-cell>
          <table:table-cell table:style-name="ce23" office:value-type="string" calcext:value-type="string">
            <text:p>Loss : 0.6780</text:p>
            <text:p>Val_loss : 0.6738</text:p>
          </table:table-cell>
          <table:table-cell table:style-name="ce10" table:number-columns-repeated="1004"/>
        </table:table-row>
        <table:table-row table:style-name="ro3">
          <table:covered-table-cell table:number-columns-repeated="15" table:style-name="ce21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85</text:p>
            <text:p>Val_accuracy : 0.0772</text:p>
          </table:table-cell>
          <table:table-cell table:style-name="ce23" office:value-type="string" calcext:value-type="string">
            <text:p>Loss : 0.6793</text:p>
            <text:p> Val_loss : 0.6776</text:p>
          </table:table-cell>
          <table:table-cell table:style-name="ce10" table:number-columns-repeated="1004"/>
        </table:table-row>
        <table:table-row table:style-name="ro3">
          <table:covered-table-cell table:number-columns-repeated="15" table:style-name="ce25"/>
          <table:table-cell table:style-name="ce25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920</text:p>
            <text:p>Val_accuracy : 0.1627</text:p>
          </table:table-cell>
          <table:table-cell table:style-name="ce22" office:value-type="string" calcext:value-type="string">
            <text:p>Loss : 0.6918</text:p>
            <text:p>Val_loss : 0.6912</text:p>
          </table:table-cell>
          <table:table-cell table:style-name="ce10" table:number-columns-repeated="1004"/>
        </table:table-row>
        <table:table-row table:style-name="ro3">
          <table:table-cell table:style-name="ce4" office:value-type="string" calcext:value-type="string" table:number-columns-spanned="1" table:number-rows-spanned="6">
            <text:p>model2_lr_gray</text:p>
          </table:table-cell>
          <table:table-cell table:style-name="ce12" office:value-type="string" calcext:value-type="string" table:number-columns-spanned="1" table:number-rows-spanned="6">
            <text:p>Le test consiste à tester à entraîner le modèle avec 6 valeurs différentes de learning rate allant de 1e-3 à 1e-8.</text:p>
          </table:table-cell>
          <table:table-cell table:style-name="ce12" office:value-type="string" calcext:value-type="string" table:number-columns-spanned="1" table:number-rows-spanned="6">
            <text:p>Niveaux de gris</text:p>
          </table:table-cell>
          <table:table-cell table:style-name="ce12" office:value-type="float" office:value="4" calcext:value-type="float" table:number-columns-spanned="1" table:number-rows-spanned="6">
            <text:p>4</text:p>
          </table:table-cell>
          <table:table-cell table:style-name="ce12" office:value-type="float" office:value="10" calcext:value-type="float" table:number-columns-spanned="1" table:number-rows-spanned="6">
            <text:p>10</text:p>
          </table:table-cell>
          <table:table-cell table:style-name="ce12" office:value-type="string" calcext:value-type="string" table:number-columns-spanned="1" table:number-rows-spanned="6">
            <text:p>En entrée on a une couche de convolution Conv2D avec 64 filtres, une taille de noyau de 5*5 et la fonction ELU pour l’activation.</text:p>
          </table:table-cell>
          <table:table-cell table:style-name="ce12" office:value-type="string" calcext:value-type="string" table:number-columns-spanned="1" table:number-rows-spanned="6">
            <text:p>On a en plus: </text:p>
            <text:p>- une couche Conv2D avec 128 filtres, un noyau de 5*5 et la fonction d’activation ELU</text:p>
            <text:p>- une couche Conv2D avec 128 filtres, un noyau de3*3 et la fonction d’activation ELU</text:p>
            <text:p>- une couche Conv2D avec 64 filtres, un noyau de 3*3 et la fonction d’activation ELU</text:p>
          </table:table-cell>
          <table:table-cell table:style-name="ce12" office:value-type="string" calcext:value-type="string" table:number-columns-spanned="1" table:number-rows-spanned="6">
            <text:p>On a quatre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6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6">
            <text:p>On a en plus: </text:p>
            <text:p>- deux couches Dense avec 128 neuronnes, et la fonction d’activation ELU</text:p>
            <text:p>- une couche Dense avec 254 neuronnes, et la fonction d’activation ELU</text:p>
          </table:table-cell>
          <table:table-cell table:style-name="ce12" office:value-type="string" calcext:value-type="string" table:number-columns-spanned="1" table:number-rows-spanned="6">
            <text:p>On utilise à la sortie de la couche Dense de 254 neuronnes, une couche de Dropout avec un coefficient de 0.2.</text:p>
          </table:table-cell>
          <table:table-cell table:style-name="ce12" office:value-type="string" calcext:value-type="string" table:number-columns-spanned="1" table:number-rows-spanned="6">
            <text:p>La couche de sortie est une couche Dense avec 4 neuronnes (un par classe) et la fonction Sigmoïd pour activation.</text:p>
          </table:table-cell>
          <table:table-cell table:style-name="ce12" office:value-type="float" office:value="969914" calcext:value-type="float" table:number-columns-spanned="1" table:number-rows-spanned="6">
            <text:p>969914</text:p>
          </table:table-cell>
          <table:table-cell table:style-name="ce12" office:value-type="string" calcext:value-type="string" table:number-columns-spanned="1" table:number-rows-spanned="6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 table:number-columns-spanned="1" table:number-rows-spanned="6">
            <text:p>Ici, on utilise aucune donnée</text:p>
          </table:table-cell>
          <table:table-cell table:style-name="ce21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904</text:p>
            <text:p>Val_accuracy : 0.4623</text:p>
          </table:table-cell>
          <table:table-cell table:style-name="ce23" office:value-type="string" calcext:value-type="string">
            <text:p>Loss : 0.6038</text:p>
            <text:p>Val_loss : 0.6116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319</text:p>
            <text:p>Val_accuracy : 0.4108</text:p>
          </table:table-cell>
          <table:table-cell table:style-name="ce23" office:value-type="string" calcext:value-type="string">
            <text:p>Loss : 0.5813</text:p>
            <text:p>Val_loss : 0.5845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642</text:p>
            <text:p>Val_accuracy : 0.1553</text:p>
          </table:table-cell>
          <table:table-cell table:style-name="ce23" office:value-type="string" calcext:value-type="string">
            <text:p>Loss : 0.6319</text:p>
            <text:p>Val_loss : 0.6271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40</text:p>
            <text:p>Val_accuracy : 0.0790</text:p>
          </table:table-cell>
          <table:table-cell table:style-name="ce23" office:value-type="string" calcext:value-type="string">
            <text:p>Loss : 0.6768</text:p>
            <text:p>Val_loss : 0.6743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89</text:p>
            <text:p>Val_accuracy : 0.0763</text:p>
          </table:table-cell>
          <table:table-cell table:style-name="ce23" office:value-type="string" calcext:value-type="string">
            <text:p>Loss : 0.6805</text:p>
            <text:p> Val_loss : 0.6797</text:p>
          </table:table-cell>
          <table:table-cell table:style-name="ce10" table:number-columns-repeated="1004"/>
        </table:table-row>
        <table:table-row table:style-name="ro3">
          <table:covered-table-cell table:style-name="ce6"/>
          <table:covered-table-cell table:number-columns-repeated="13" table:style-name="ce12"/>
          <table:covered-table-cell table:style-name="ce37"/>
          <table:table-cell table:style-name="ce25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279</text:p>
            <text:p>Val_accuracy : 0.2417</text:p>
          </table:table-cell>
          <table:table-cell table:style-name="ce22" office:value-type="string" calcext:value-type="string">
            <text:p>Loss : 0.6958</text:p>
            <text:p>Val_loss : 0.6943</text:p>
          </table:table-cell>
          <table:table-cell table:style-name="ce10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6">
            <text:p>model2_lr_color</text:p>
          </table:table-cell>
          <table:table-cell table:style-name="ce25" office:value-type="string" calcext:value-type="string" table:number-columns-spanned="1" table:number-rows-spanned="6">
            <text:p>Le test consiste à tester à entraîner le modèle avec 6 valeurs différentes de learning rate allant de 1e-3 à 1e-8.</text:p>
          </table:table-cell>
          <table:table-cell table:style-name="ce25" office:value-type="string" calcext:value-type="string" table:number-columns-spanned="1" table:number-rows-spanned="6">
            <text:p>couleur</text:p>
          </table:table-cell>
          <table:table-cell table:style-name="ce25" office:value-type="float" office:value="4" calcext:value-type="float" table:number-columns-spanned="1" table:number-rows-spanned="6">
            <text:p>4</text:p>
          </table:table-cell>
          <table:table-cell table:style-name="ce25" office:value-type="float" office:value="10" calcext:value-type="float" table:number-columns-spanned="1" table:number-rows-spanned="6">
            <text:p>10</text:p>
          </table:table-cell>
          <table:table-cell table:style-name="ce12" office:value-type="string" calcext:value-type="string" table:number-columns-spanned="1" table:number-rows-spanned="6">
            <text:p>En entrée on a une couche de convolution Conv2D avec 64 filtres, une taille de noyau de 5*5 et la fonction ELU pour l’activation.</text:p>
          </table:table-cell>
          <table:table-cell table:style-name="ce12" office:value-type="string" calcext:value-type="string" table:number-columns-spanned="1" table:number-rows-spanned="6">
            <text:p>On a en plus: </text:p>
            <text:p>- une couche Conv2D avec 128 filtres, un noyau de 5*5 et la fonction d’activation ELU</text:p>
            <text:p>- une couche Conv2D avec 128 filtres, un noyau de3*3 et la fonction d’activation ELU</text:p>
            <text:p>- une couche Conv2D avec 64 filtres, un noyau de 3*3 et la fonction d’activation ELU</text:p>
          </table:table-cell>
          <table:table-cell table:style-name="ce12" office:value-type="string" calcext:value-type="string" table:number-columns-spanned="1" table:number-rows-spanned="6">
            <text:p>On a quatre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6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6">
            <text:p>On a en plus: </text:p>
            <text:p>- deux couches Dense avec 128 neuronnes, et la fonction d’activation ELU</text:p>
            <text:p>- une couche Dense avec 254 neuronnes, et la fonction d’activation ELU</text:p>
          </table:table-cell>
          <table:table-cell table:style-name="ce12" office:value-type="string" calcext:value-type="string" table:number-columns-spanned="1" table:number-rows-spanned="6">
            <text:p>On utilise à la sortie de la couche Dense de 254 neuronnes, une couche de Dropout avec un coefficient de 0.2.</text:p>
          </table:table-cell>
          <table:table-cell table:style-name="ce12" office:value-type="string" calcext:value-type="string" table:number-columns-spanned="1" table:number-rows-spanned="6">
            <text:p>La couche de sortie est une couche Dense avec 4 neuronnes (un par classe) et la fonction Sigmoïd pour activation.</text:p>
          </table:table-cell>
          <table:table-cell table:style-name="ce25" office:value-type="float" office:value="973114" calcext:value-type="float" table:number-columns-spanned="1" table:number-rows-spanned="6">
            <text:p>973114</text:p>
          </table:table-cell>
          <table:table-cell table:style-name="ce25" office:value-type="string" calcext:value-type="string" table:number-columns-spanned="1" table:number-rows-spanned="6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6">
            <text:p>Ici, on utilise aucune donnée</text:p>
          </table:table-cell>
          <table:table-cell table:style-name="ce21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587</text:p>
            <text:p>Val_accuracy : 0.1599</text:p>
          </table:table-cell>
          <table:table-cell table:style-name="ce23" office:value-type="string" calcext:value-type="string">
            <text:p>Loss : 0.6634</text:p>
            <text:p>Val_loss : 0.6415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365</text:p>
            <text:p>Val_accuracy : 0.3842</text:p>
          </table:table-cell>
          <table:table-cell table:style-name="ce23" office:value-type="string" calcext:value-type="string">
            <text:p>Loss : 0.5888</text:p>
            <text:p>Val_loss : 0.5818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607</text:p>
            <text:p>Val_accuracy : 0.1517</text:p>
          </table:table-cell>
          <table:table-cell table:style-name="ce23" office:value-type="string" calcext:value-type="string">
            <text:p>Loss : 0.6352</text:p>
            <text:p>Val_loss : 0.6225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18</text:p>
            <text:p>Val_accuracy : 0.0772</text:p>
          </table:table-cell>
          <table:table-cell table:style-name="ce23" office:value-type="string" calcext:value-type="string">
            <text:p>Loss : 0.6760</text:p>
            <text:p>Val_loss : 0.6745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26</text:p>
            <text:p>Val_accuracy : 0.0772</text:p>
          </table:table-cell>
          <table:table-cell table:style-name="ce23" office:value-type="string" calcext:value-type="string">
            <text:p>Loss : 0.6799</text:p>
            <text:p> Val_loss : 0.6789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5"/>
          <table:covered-table-cell table:number-columns-repeated="7" table:style-name="ce12"/>
          <table:covered-table-cell table:number-columns-repeated="3" table:style-name="ce25"/>
          <table:table-cell table:style-name="ce25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085</text:p>
            <text:p>Val_accuracy : 0.1719</text:p>
          </table:table-cell>
          <table:table-cell table:style-name="ce22" office:value-type="string" calcext:value-type="string">
            <text:p>Loss : 0.6938</text:p>
            <text:p>Val_loss : 0.6932</text:p>
          </table:table-cell>
          <table:table-cell table:style-name="ce10" table:number-columns-repeated="1004"/>
        </table:table-row>
        <table:table-row table:style-name="ro3">
          <table:table-cell table:style-name="ce4" office:value-type="string" calcext:value-type="string" table:number-columns-spanned="1" table:number-rows-spanned="6">
            <text:p>model3_lr_gray</text:p>
          </table:table-cell>
          <table:table-cell table:style-name="ce12" office:value-type="string" calcext:value-type="string" table:number-columns-spanned="1" table:number-rows-spanned="6">
            <text:p>Le test consiste à tester à entraîner le modèle avec 6 valeurs différentes de learning rate allant de 1e-3 à 1e-8.</text:p>
          </table:table-cell>
          <table:table-cell table:style-name="ce12" office:value-type="string" calcext:value-type="string" table:number-columns-spanned="1" table:number-rows-spanned="6">
            <text:p>Niveaux de gris</text:p>
          </table:table-cell>
          <table:table-cell table:style-name="ce12" office:value-type="float" office:value="4" calcext:value-type="float" table:number-columns-spanned="1" table:number-rows-spanned="6">
            <text:p>4</text:p>
          </table:table-cell>
          <table:table-cell table:style-name="ce12" office:value-type="float" office:value="10" calcext:value-type="float" table:number-columns-spanned="1" table:number-rows-spanned="6">
            <text:p>10</text:p>
          </table:table-cell>
          <table:table-cell table:style-name="ce12" office:value-type="string" calcext:value-type="string" table:number-columns-spanned="1" table:number-rows-spanned="6">
            <text:p>En entrée on a une couche de convolution Conv2D avec 192 filtres, une taille de noyau de7*7et la fonction ELU pour l’activation.</text:p>
          </table:table-cell>
          <table:table-cell table:style-name="ce12" office:value-type="string" calcext:value-type="string" table:number-columns-spanned="1" table:number-rows-spanned="6">
            <text:p>On a en plus: </text:p>
            <text:p>- une couche Conv2D avec 256 filtres, un noyau de 3*3 et la fonction d’activation ELU</text:p>
            <text:p>- une couche Conv2D avec 512 filtres, un noyau de3*3 et la fonction d’activation ELU</text:p>
            <text:p>- une couche Conv2D avec 1024 filtres, un noyau de 3*3 et la fonction d’activation ELU</text:p>
            <text:p>- une couche Conv2D avec 1024 filtres, un noyau de 3*3 et la fonction d’activation ELU</text:p>
          </table:table-cell>
          <table:table-cell table:style-name="ce12" office:value-type="string" calcext:value-type="string" table:number-columns-spanned="1" table:number-rows-spanned="6">
            <text:p>On a cinq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6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6">
            <text:p>On a en plus: </text:p>
            <text:p>- deux couches Dense avec 1024 neuronnes, et la fonction d’activation ELU</text:p>
            <text:p>- une couche Dense avec 4096 neuronnes, et la fonction d’activation ELU</text:p>
          </table:table-cell>
          <table:table-cell table:style-name="ce12" office:value-type="string" calcext:value-type="string" table:number-columns-spanned="1" table:number-rows-spanned="6">
            <text:p>On utilise à la sortie des couches de convolution avec 1024 filtres une couche de Dropout et à la sortie de la couche Dense de 4096 neuronnes, une couche de Dropout avec un coefficient de 0.2. Soit trois couches de Dropout.</text:p>
          </table:table-cell>
          <table:table-cell table:style-name="ce12" office:value-type="string" calcext:value-type="string" table:number-columns-spanned="1" table:number-rows-spanned="6">
            <text:p>La couche de sortie est une couche Dense avec 4 neuronnes (un par classe) et la fonction Sigmoïd pour activation.</text:p>
          </table:table-cell>
          <table:table-cell table:style-name="ce12" office:value-type="float" office:value="28394628" calcext:value-type="float" table:number-columns-spanned="1" table:number-rows-spanned="6">
            <text:p>28394628</text:p>
          </table:table-cell>
          <table:table-cell table:style-name="ce12" office:value-type="string" calcext:value-type="string" table:number-columns-spanned="1" table:number-rows-spanned="6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 table:number-columns-spanned="1" table:number-rows-spanned="6">
            <text:p>Ici, on utilise aucune donnée</text:p>
          </table:table-cell>
          <table:table-cell table:style-name="ce21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104</text:p>
            <text:p>Val_accuracy : 0.1875</text:p>
          </table:table-cell>
          <table:table-cell table:style-name="ce23" office:value-type="string" calcext:value-type="string">
            <text:p>Loss : 0.7613</text:p>
            <text:p>Val_loss : 0.6830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132</text:p>
            <text:p>Val_accuracy : 0.2785</text:p>
          </table:table-cell>
          <table:table-cell table:style-name="ce23" office:value-type="string" calcext:value-type="string">
            <text:p>Loss : 0.5947</text:p>
            <text:p>Val_loss : 0.5883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19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213</text:p>
            <text:p>Val_accuracy : 0.3557</text:p>
          </table:table-cell>
          <table:table-cell table:style-name="ce23" office:value-type="string" calcext:value-type="string">
            <text:p>Loss : 0.5938</text:p>
            <text:p>Val_loss : 0.5958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48</text:p>
            <text:p>Val_accuracy : 0.0790</text:p>
          </table:table-cell>
          <table:table-cell table:style-name="ce23" office:value-type="string" calcext:value-type="string">
            <text:p>Loss : 0.6720</text:p>
            <text:p>Val_loss : 0.6709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05</text:p>
            <text:p>Val_accuracy : 0.0781</text:p>
          </table:table-cell>
          <table:table-cell table:style-name="ce23" office:value-type="string" calcext:value-type="string">
            <text:p>Loss : 0.6781</text:p>
            <text:p> Val_loss : 0.6770</text:p>
          </table:table-cell>
          <table:table-cell table:style-name="ce10" table:number-columns-repeated="1004"/>
        </table:table-row>
        <table:table-row table:style-name="ro3">
          <table:covered-table-cell table:style-name="ce6"/>
          <table:covered-table-cell table:number-columns-repeated="13" table:style-name="ce12"/>
          <table:covered-table-cell table:style-name="ce37"/>
          <table:table-cell table:style-name="ce25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0939</text:p>
            <text:p>Val_accuracy : 0.0790</text:p>
          </table:table-cell>
          <table:table-cell table:style-name="ce22" office:value-type="string" calcext:value-type="string">
            <text:p>Loss : 0.6876</text:p>
            <text:p>Val_loss : 0.6874</text:p>
          </table:table-cell>
          <table:table-cell table:style-name="ce10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6">
            <text:p>model3_lr_color</text:p>
          </table:table-cell>
          <table:table-cell table:style-name="ce25" office:value-type="string" calcext:value-type="string" table:number-columns-spanned="1" table:number-rows-spanned="6">
            <text:p>Le test consiste à tester à entraîner le modèle avec 6 valeurs différentes de learning rate allant de 1e-3 à 1e-8.</text:p>
          </table:table-cell>
          <table:table-cell table:style-name="ce25" office:value-type="string" calcext:value-type="string" table:number-columns-spanned="1" table:number-rows-spanned="6">
            <text:p>couleur</text:p>
          </table:table-cell>
          <table:table-cell table:style-name="ce25" office:value-type="float" office:value="4" calcext:value-type="float" table:number-columns-spanned="1" table:number-rows-spanned="6">
            <text:p>4</text:p>
          </table:table-cell>
          <table:table-cell table:style-name="ce25" office:value-type="float" office:value="10" calcext:value-type="float" table:number-columns-spanned="1" table:number-rows-spanned="6">
            <text:p>10</text:p>
          </table:table-cell>
          <table:table-cell table:style-name="ce12" office:value-type="string" calcext:value-type="string" table:number-columns-spanned="1" table:number-rows-spanned="6">
            <text:p>En entrée on a une couche de convolution Conv2D avec 192 filtres, une taille de noyau de7*7et la fonction ELU pour l’activation.</text:p>
          </table:table-cell>
          <table:table-cell table:style-name="ce12" office:value-type="string" calcext:value-type="string" table:number-columns-spanned="1" table:number-rows-spanned="6">
            <text:p>On a en plus: </text:p>
            <text:p>- une couche Conv2D avec 256 filtres, un noyau de 3*3 et la fonction d’activation ELU</text:p>
            <text:p>- une couche Conv2D avec 512 filtres, un noyau de3*3 et la fonction d’activation ELU</text:p>
            <text:p>- une couche Conv2D avec 1024 filtres, un noyau de 3*3 et la fonction d’activation ELU</text:p>
            <text:p>- une couche Conv2D avec 1024 filtres, un noyau de 3*3 et la fonction d’activation ELU</text:p>
          </table:table-cell>
          <table:table-cell table:style-name="ce12" office:value-type="string" calcext:value-type="string" table:number-columns-spanned="1" table:number-rows-spanned="6">
            <text:p>On a cinq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6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6">
            <text:p>On a en plus: </text:p>
            <text:p>- deux couches Dense avec 1024 neuronnes, et la fonction d’activation ELU</text:p>
            <text:p>- une couche Dense avec 4096 neuronnes, et la fonction d’activation ELU</text:p>
          </table:table-cell>
          <table:table-cell table:style-name="ce12" office:value-type="string" calcext:value-type="string" table:number-columns-spanned="1" table:number-rows-spanned="6">
            <text:p>On utilise à la sortie des couches de convolution avec 1024 filtres une couche de Dropout et à la sortie de la couche Dense de 4096 neuronnes, une couche de Dropout avec un coefficient de 0.2. Soit trois couches de Dropout.</text:p>
          </table:table-cell>
          <table:table-cell table:style-name="ce12" office:value-type="string" calcext:value-type="string" table:number-columns-spanned="1" table:number-rows-spanned="6">
            <text:p>La couche de sortie est une couche Dense avec 4 neuronnes (un par classe) et la fonction Sigmoïd pour activation.</text:p>
          </table:table-cell>
          <table:table-cell table:style-name="ce25" office:value-type="float" office:value="28413444" calcext:value-type="float" table:number-columns-spanned="1" table:number-rows-spanned="6">
            <text:p>28413444</text:p>
          </table:table-cell>
          <table:table-cell table:style-name="ce25" office:value-type="string" calcext:value-type="string" table:number-columns-spanned="1" table:number-rows-spanned="6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6">
            <text:p>Ici, on utilise aucune donnée</text:p>
          </table:table-cell>
          <table:table-cell table:style-name="ce21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903</text:p>
            <text:p>Val_accuracy : 0.2132</text:p>
          </table:table-cell>
          <table:table-cell table:style-name="ce23" office:value-type="string" calcext:value-type="string">
            <text:p>Loss : 0.7188</text:p>
            <text:p>Val_loss : 0.6736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407</text:p>
            <text:p>Val_accuracy : 0.2721</text:p>
          </table:table-cell>
          <table:table-cell table:style-name="ce23" office:value-type="string" calcext:value-type="string">
            <text:p>Loss : 0.5909</text:p>
            <text:p>Val_loss : 0.5916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19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234</text:p>
            <text:p>Val_accuracy : 0.3585</text:p>
          </table:table-cell>
          <table:table-cell table:style-name="ce23" office:value-type="string" calcext:value-type="string">
            <text:p>Loss : 0.5872</text:p>
            <text:p>Val_loss : 0.5821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13</text:p>
            <text:p>Val_accuracy : 0.0763</text:p>
          </table:table-cell>
          <table:table-cell table:style-name="ce23" office:value-type="string" calcext:value-type="string">
            <text:p>Loss : 0.6676</text:p>
            <text:p>Val_loss : 0.6651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93</text:p>
            <text:p>Val_accuracy : 0.0790</text:p>
          </table:table-cell>
          <table:table-cell table:style-name="ce23" office:value-type="string" calcext:value-type="string">
            <text:p>Loss : 0.6771</text:p>
            <text:p> Val_loss : 0.6755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5"/>
          <table:covered-table-cell table:number-columns-repeated="7" table:style-name="ce12"/>
          <table:covered-table-cell table:number-columns-repeated="3" table:style-name="ce25"/>
          <table:table-cell table:style-name="ce25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089</text:p>
            <text:p>Val_accuracy : 0.0781</text:p>
          </table:table-cell>
          <table:table-cell table:style-name="ce22" office:value-type="string" calcext:value-type="string">
            <text:p>Loss : 0.6888</text:p>
            <text:p>Val_loss : 0.6879</text:p>
          </table:table-cell>
          <table:table-cell table:style-name="ce10" table:number-columns-repeated="1004"/>
        </table:table-row>
        <table:table-row table:style-name="ro3">
          <table:table-cell table:style-name="ce4" office:value-type="string" calcext:value-type="string" table:number-columns-spanned="1" table:number-rows-spanned="6">
            <text:p>model_y_lr_gray</text:p>
          </table:table-cell>
          <table:table-cell table:style-name="ce12" office:value-type="string" calcext:value-type="string" table:number-columns-spanned="1" table:number-rows-spanned="6">
            <text:p>Le test consiste à tester à entraîner le modèle avec 6 valeurs différentes de learning rate allant de 1e-3 à 1e-8.</text:p>
          </table:table-cell>
          <table:table-cell table:style-name="ce12" office:value-type="string" calcext:value-type="string" table:number-columns-spanned="1" table:number-rows-spanned="6">
            <text:p>Niveaux de gris</text:p>
          </table:table-cell>
          <table:table-cell table:style-name="ce12" office:value-type="float" office:value="4" calcext:value-type="float" table:number-columns-spanned="1" table:number-rows-spanned="6">
            <text:p>4</text:p>
          </table:table-cell>
          <table:table-cell table:style-name="ce12" office:value-type="float" office:value="10" calcext:value-type="float" table:number-columns-spanned="1" table:number-rows-spanned="6">
            <text:p>10</text:p>
          </table:table-cell>
          <table:table-cell table:style-name="ce12" office:value-type="string" calcext:value-type="string" table:number-columns-spanned="1" table:number-rows-spanned="6">
            <text:p>En entrée on a une couche de convolution Conv2D avec 30 filtres, une taille de noyau de 3*3 et la fonction ELU pour l’activation.</text:p>
          </table:table-cell>
          <table:table-cell table:style-name="ce12" office:value-type="string" calcext:value-type="string" table:number-columns-spanned="1" table:number-rows-spanned="6">
            <text:p>On a en plus: </text:p>
            <text:p>- une couche Conv2D avec 8 filtres, un noyau de 5*5 et la fonction d’activation ELU</text:p>
            <text:p/>
          </table:table-cell>
          <table:table-cell table:style-name="ce12" office:value-type="string" calcext:value-type="string" table:number-columns-spanned="1" table:number-rows-spanned="6">
            <text:p>On a deux couches de pooling qui succèdent à chaque couche de convolution avec une taille de pool de 4*4</text:p>
          </table:table-cell>
          <table:table-cell table:style-name="ce12" office:value-type="string" calcext:value-type="string" table:number-columns-spanned="1" table:number-rows-spanned="6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6">
            <text:p>On a en plus: </text:p>
            <text:p>- deux couches Dense avec 128 neuronnes, et la fonction d’activation ELU</text:p>
          </table:table-cell>
          <table:table-cell table:style-name="ce12" office:value-type="string" calcext:value-type="string" table:number-columns-spanned="1" table:number-rows-spanned="6">
            <text:p>On utilise à la sortie de la couches de convolution avec 8 filtres une couche de Dropout et à la sortie de la couche Dense de 128 neuronnes, une autre couche de Dropout avec un coefficient de 0.2. Soit deux couches de Dropout.</text:p>
          </table:table-cell>
          <table:table-cell table:style-name="ce12" office:value-type="string" calcext:value-type="string" table:number-columns-spanned="1" table:number-rows-spanned="6">
            <text:p>La couche de sortie est une couche Dense avec 4 neuronnes (un par classe) et la fonction Sigmoïd pour activation.</text:p>
          </table:table-cell>
          <table:table-cell table:style-name="ce12" office:value-type="float" office:value="92968" calcext:value-type="float" table:number-columns-spanned="1" table:number-rows-spanned="6">
            <text:p>92968</text:p>
          </table:table-cell>
          <table:table-cell table:style-name="ce12" office:value-type="string" calcext:value-type="string" table:number-columns-spanned="1" table:number-rows-spanned="6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 table:number-columns-spanned="1" table:number-rows-spanned="6">
            <text:p>Ici, on utilise aucune donnée</text:p>
          </table:table-cell>
          <table:table-cell table:style-name="ce19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708</text:p>
            <text:p>Val_accuracy : 0.3401</text:p>
          </table:table-cell>
          <table:table-cell table:style-name="ce23" office:value-type="string" calcext:value-type="string">
            <text:p>Loss : 0.5937</text:p>
            <text:p>Val_loss : 0.6087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964</text:p>
            <text:p>Val_accuracy : 0.2233</text:p>
          </table:table-cell>
          <table:table-cell table:style-name="ce23" office:value-type="string" calcext:value-type="string">
            <text:p>Loss : 0.6255</text:p>
            <text:p>Val_loss : 0.6189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29</text:p>
            <text:p>Val_accuracy : 0.0763</text:p>
          </table:table-cell>
          <table:table-cell table:style-name="ce23" office:value-type="string" calcext:value-type="string">
            <text:p>Loss : 0.6792</text:p>
            <text:p>Val_loss : 0.6737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373</text:p>
            <text:p>Val_accuracy : 0.0836</text:p>
          </table:table-cell>
          <table:table-cell table:style-name="ce23" office:value-type="string" calcext:value-type="string">
            <text:p>Loss : 0.6900</text:p>
            <text:p>Val_loss : 0.6798</text:p>
          </table:table-cell>
          <table:table-cell table:style-name="ce10" table:number-columns-repeated="1004"/>
        </table:table-row>
        <table:table-row table:style-name="ro3">
          <table:covered-table-cell table:style-name="ce5"/>
          <table:covered-table-cell table:number-columns-repeated="13" table:style-name="ce13"/>
          <table:covered-table-cell table:style-name="ce18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691</text:p>
            <text:p>Val_accuracy : 0.2279</text:p>
          </table:table-cell>
          <table:table-cell table:style-name="ce23" office:value-type="string" calcext:value-type="string">
            <text:p>Loss : 0.6950</text:p>
            <text:p> Val_loss : 0.6936</text:p>
          </table:table-cell>
          <table:table-cell table:style-name="ce10" table:number-columns-repeated="1004"/>
        </table:table-row>
        <table:table-row table:style-name="ro3">
          <table:covered-table-cell table:style-name="ce6"/>
          <table:covered-table-cell table:number-columns-repeated="13" table:style-name="ce12"/>
          <table:covered-table-cell table:style-name="ce37"/>
          <table:table-cell table:style-name="ce25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659</text:p>
            <text:p>Val_accuracy : 0.1186</text:p>
          </table:table-cell>
          <table:table-cell table:style-name="ce22" office:value-type="string" calcext:value-type="string">
            <text:p>Loss : 0.6911</text:p>
            <text:p>Val_loss : 0.6909</text:p>
          </table:table-cell>
          <table:table-cell table:style-name="ce10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4">
            <text:p>model_y_lr_color</text:p>
          </table:table-cell>
          <table:table-cell table:style-name="ce25" office:value-type="string" calcext:value-type="string" table:number-columns-spanned="1" table:number-rows-spanned="4">
            <text:p>Le test consiste à tester à entraîner le modèle avec 4 valeurs différentes de learning rate allant de 1e-3 à 1e-6.</text:p>
          </table:table-cell>
          <table:table-cell table:style-name="ce25" office:value-type="string" calcext:value-type="string" table:number-columns-spanned="1" table:number-rows-spanned="4">
            <text:p>couleur</text:p>
          </table:table-cell>
          <table:table-cell table:style-name="ce25" office:value-type="float" office:value="4" calcext:value-type="float" table:number-columns-spanned="1" table:number-rows-spanned="4">
            <text:p>4</text:p>
          </table:table-cell>
          <table:table-cell table:style-name="ce25" office:value-type="float" office:value="10" calcext:value-type="float" table:number-columns-spanned="1" table:number-rows-spanned="4">
            <text:p>10</text:p>
          </table:table-cell>
          <table:table-cell table:style-name="ce12" office:value-type="string" calcext:value-type="string" table:number-columns-spanned="1" table:number-rows-spanned="4">
            <text:p>En entrée on a une couche de convolution Conv2D avec 30 filtres, une taille de noyau de 3*3 et la fonction ELU pour l’activation.</text:p>
          </table:table-cell>
          <table:table-cell table:style-name="ce12" office:value-type="string" calcext:value-type="string" table:number-columns-spanned="1" table:number-rows-spanned="4">
            <text:p>On a en plus: </text:p>
            <text:p>- une couche Conv2D avec 8 filtres, un noyau de 5*5 et la fonction d’activation ELU</text:p>
            <text:p/>
          </table:table-cell>
          <table:table-cell table:style-name="ce12" office:value-type="string" calcext:value-type="string" table:number-columns-spanned="1" table:number-rows-spanned="4">
            <text:p>On a deux couches de pooling qui succèdent à chaque couche de convolution avec une taille de pool de 4*4</text:p>
          </table:table-cell>
          <table:table-cell table:style-name="ce12" office:value-type="string" calcext:value-type="string" table:number-columns-spanned="1" table:number-rows-spanned="4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4">
            <text:p>On a en plus: </text:p>
            <text:p>- deux couches Dense avec 128 neuronnes, et la fonction d’activation ELU</text:p>
          </table:table-cell>
          <table:table-cell table:style-name="ce12" office:value-type="string" calcext:value-type="string" table:number-columns-spanned="1" table:number-rows-spanned="4">
            <text:p>On utilise à la sortie de la couches de convolution avec 8 filtres une couche de Dropout et à la sortie de la couche Dense de 128 neuronnes, une autre couche de Dropout avec un coefficient de 0.2. Soit deux couches de Dropout.</text:p>
          </table:table-cell>
          <table:table-cell table:style-name="ce12" office:value-type="string" calcext:value-type="string" table:number-columns-spanned="1" table:number-rows-spanned="4">
            <text:p>La couche de sortie est une couche Dense avec 4 neuronnes (un par classe) et la fonction Sigmoïd pour activation.</text:p>
          </table:table-cell>
          <table:table-cell table:style-name="ce25" office:value-type="float" office:value="93508" calcext:value-type="float" table:number-columns-spanned="1" table:number-rows-spanned="4">
            <text:p>93508</text:p>
          </table:table-cell>
          <table:table-cell table:style-name="ce25" office:value-type="string" calcext:value-type="string" table:number-columns-spanned="1" table:number-rows-spanned="4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4">
            <text:p>Ici, on utilise aucune donnée</text:p>
          </table:table-cell>
          <table:table-cell table:style-name="ce19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910</text:p>
            <text:p>Val_accuracy : 0.3079</text:p>
          </table:table-cell>
          <table:table-cell table:style-name="ce23" office:value-type="string" calcext:value-type="string">
            <text:p>Loss : 0.5956</text:p>
            <text:p>Val_loss : 0.5987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068</text:p>
            <text:p>Val_accuracy : 0.2188</text:p>
          </table:table-cell>
          <table:table-cell table:style-name="ce23" office:value-type="string" calcext:value-type="string">
            <text:p>Loss : 0.6129</text:p>
            <text:p>Val_loss : 0.6104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49</text:p>
            <text:p>Val_accuracy : 0.0781</text:p>
          </table:table-cell>
          <table:table-cell table:style-name="ce23" office:value-type="string" calcext:value-type="string">
            <text:p>Loss : 0.6775</text:p>
            <text:p>Val_loss : 0.6719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471</text:p>
            <text:p>Val_accuracy : 0.0818</text:p>
          </table:table-cell>
          <table:table-cell table:style-name="ce23" office:value-type="string" calcext:value-type="string">
            <text:p>Loss : 0.6873</text:p>
            <text:p>Val_loss : 0.6785</text:p>
          </table:table-cell>
          <table:table-cell table:style-name="ce10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3">
            <text:p>model5_lr_gray</text:p>
          </table:table-cell>
          <table:table-cell table:style-name="ce25" office:value-type="string" calcext:value-type="string" table:number-columns-spanned="1" table:number-rows-spanned="3">
            <text:p>Le test consiste à tester à entraîner le modèle avec 3 valeurs différentes de learning rate allant de 1e-3 à 1e-5.</text:p>
          </table:table-cell>
          <table:table-cell table:style-name="ce25" office:value-type="string" calcext:value-type="string" table:number-columns-spanned="1" table:number-rows-spanned="3">
            <text:p>Niveaux de gris</text:p>
          </table:table-cell>
          <table:table-cell table:style-name="ce25" office:value-type="float" office:value="4" calcext:value-type="float" table:number-columns-spanned="1" table:number-rows-spanned="3">
            <text:p>4</text:p>
          </table:table-cell>
          <table:table-cell table:style-name="ce25" office:value-type="float" office:value="10" calcext:value-type="float" table:number-columns-spanned="1" table:number-rows-spanned="3">
            <text:p>10</text:p>
          </table:table-cell>
          <table:table-cell table:style-name="ce12" office:value-type="string" calcext:value-type="string" table:number-columns-spanned="1" table:number-rows-spanned="3">
            <text:p>En entrée on a une couche de convolution Conv2D avec 64 filtres, une taille de noyau de 5*5 et la fonction ELU pour l’activation.</text:p>
          </table:table-cell>
          <table:table-cell table:style-name="ce12" office:value-type="string" calcext:value-type="string" table:number-columns-spanned="1" table:number-rows-spanned="3">
            <text:p>On a en plus: </text:p>
            <text:p>- une couche Conv2D avec 32 filtres, un noyau de 3*3 et la fonction d’activation ELU</text:p>
            <text:p>- une couche Conv2D avec 16 filtres, un noyau de 3*3 et la fonction d’activation ELU </text:p>
          </table:table-cell>
          <table:table-cell table:style-name="ce12" office:value-type="string" calcext:value-type="string" table:number-columns-spanned="1" table:number-rows-spanned="3">
            <text:p>On a trois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3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3">
            <text:p>On a en plus: </text:p>
            <text:p>- une couche Dense avec 128 neuronnes, et la fonction d’activation ELU</text:p>
          </table:table-cell>
          <table:table-cell table:style-name="ce12" office:value-type="string" calcext:value-type="string" table:number-columns-spanned="1" table:number-rows-spanned="3">
            <text:p>On utilise à la sortie de la couches de convolution avec 32 filtres une couche de Dropout avec un coefficient de 0.2. </text:p>
          </table:table-cell>
          <table:table-cell table:style-name="ce12" office:value-type="string" calcext:value-type="string" table:number-columns-spanned="1" table:number-rows-spanned="3">
            <text:p>La couche de sortie est une couche Dense avec 4 neuronnes (un par classe) et la fonction Sigmoïd pour activation.</text:p>
          </table:table-cell>
          <table:table-cell table:style-name="ce25" office:value-type="float" office:value="762676" calcext:value-type="float" table:number-columns-spanned="1" table:number-rows-spanned="3">
            <text:p>762676</text:p>
          </table:table-cell>
          <table:table-cell table:style-name="ce25" office:value-type="string" calcext:value-type="string" table:number-columns-spanned="1" table:number-rows-spanned="3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3">
            <text:p>Ici, on utilise aucune donnée</text:p>
          </table:table-cell>
          <table:table-cell table:style-name="ce34" office:value-type="string" calcext:value-type="string">
            <text:p>Adam(1e-3)</text:p>
          </table:table-cell>
          <table:table-cell table:style-name="ce34" office:value-type="string" calcext:value-type="string">
            <text:p>binary_crossentropy</text:p>
          </table:table-cell>
          <table:table-cell table:style-name="ce34" office:value-type="string" calcext:value-type="string">
            <text:p>accuracy</text:p>
          </table:table-cell>
          <table:table-cell table:style-name="ce34" office:value-type="string" calcext:value-type="string">
            <text:p>Accuracy : 0.2200</text:p>
            <text:p>Val_accuracy : 0.1324</text:p>
          </table:table-cell>
          <table:table-cell table:style-name="ce41" office:value-type="string" calcext:value-type="string">
            <text:p>Loss : 0.6139</text:p>
            <text:p>Val_loss : 0.6661</text:p>
          </table:table-cell>
          <table:table-cell table:style-name="Default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099</text:p>
            <text:p>Val_accuracy : 0.1535</text:p>
          </table:table-cell>
          <table:table-cell table:style-name="ce23" office:value-type="string" calcext:value-type="string">
            <text:p>Loss : 0.6122</text:p>
            <text:p>Val_loss : 0.895</text:p>
          </table:table-cell>
          <table:table-cell table:style-name="Default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5" office:value-type="string" calcext:value-type="string">
            <text:p>Adam(1e-5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0847</text:p>
            <text:p>Val_accuracy : 0.0772</text:p>
          </table:table-cell>
          <table:table-cell table:style-name="ce22" office:value-type="string" calcext:value-type="string">
            <text:p>Loss : 0.6717</text:p>
            <text:p>Val_loss : 0.6719</text:p>
          </table:table-cell>
          <table:table-cell table:style-name="Default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4">
            <text:p>model5_lr_color</text:p>
          </table:table-cell>
          <table:table-cell table:style-name="ce25" office:value-type="string" calcext:value-type="string" table:number-columns-spanned="1" table:number-rows-spanned="4">
            <text:p>Le test consiste à tester à entraîner le modèle avec 4 valeurs différentes de learning rate allant de 1e-3 à 1e-6.</text:p>
          </table:table-cell>
          <table:table-cell table:style-name="ce25" office:value-type="string" calcext:value-type="string" table:number-columns-spanned="1" table:number-rows-spanned="4">
            <text:p>couleur</text:p>
          </table:table-cell>
          <table:table-cell table:style-name="ce25" office:value-type="float" office:value="4" calcext:value-type="float" table:number-columns-spanned="1" table:number-rows-spanned="4">
            <text:p>4</text:p>
          </table:table-cell>
          <table:table-cell table:style-name="ce25" office:value-type="float" office:value="10" calcext:value-type="float" table:number-columns-spanned="1" table:number-rows-spanned="4">
            <text:p>10</text:p>
          </table:table-cell>
          <table:table-cell table:style-name="ce12" office:value-type="string" calcext:value-type="string" table:number-columns-spanned="1" table:number-rows-spanned="4">
            <text:p>En entrée on a une couche de convolution Conv2D avec 64 filtres, une taille de noyau de 5*5 et la fonction ELU pour l’activation.</text:p>
          </table:table-cell>
          <table:table-cell table:style-name="ce12" office:value-type="string" calcext:value-type="string" table:number-columns-spanned="1" table:number-rows-spanned="4">
            <text:p>On a en plus: </text:p>
            <text:p>- une couche Conv2D avec 32 filtres, un noyau de 3*3 et la fonction d’activation ELU</text:p>
            <text:p>- une couche Conv2D avec 16 filtres, un noyau de 3*3 et la fonction d’activation ELU </text:p>
          </table:table-cell>
          <table:table-cell table:style-name="ce12" office:value-type="string" calcext:value-type="string" table:number-columns-spanned="1" table:number-rows-spanned="4">
            <text:p>On a trois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4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4">
            <text:p>On a en plus: </text:p>
            <text:p>- une couche Dense avec 128 neuronnes, et la fonction d’activation ELU</text:p>
          </table:table-cell>
          <table:table-cell table:style-name="ce12" office:value-type="string" calcext:value-type="string" table:number-columns-spanned="1" table:number-rows-spanned="4">
            <text:p>On utilise à la sortie de la couches de convolution avec 32 filtres une couche de Dropout avec un coefficient de 0.2. </text:p>
          </table:table-cell>
          <table:table-cell table:style-name="ce12" office:value-type="string" calcext:value-type="string" table:number-columns-spanned="1" table:number-rows-spanned="4">
            <text:p>La couche de sortie est une couche Dense avec 4 neuronnes (un par classe) et la fonction Sigmoïd pour activation.</text:p>
          </table:table-cell>
          <table:table-cell table:style-name="ce25" office:value-type="float" office:value="765876" calcext:value-type="float" table:number-columns-spanned="1" table:number-rows-spanned="4">
            <text:p>765876</text:p>
          </table:table-cell>
          <table:table-cell table:style-name="ce25" office:value-type="string" calcext:value-type="string" table:number-columns-spanned="1" table:number-rows-spanned="4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4">
            <text:p>Ici, on utilise aucune donnée</text:p>
          </table:table-cell>
          <table:table-cell table:style-name="ce21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166</text:p>
            <text:p>Val_accuracy : 0.2748</text:p>
          </table:table-cell>
          <table:table-cell table:style-name="ce23" office:value-type="string" calcext:value-type="string">
            <text:p>Loss : 0.6142</text:p>
            <text:p>Val_loss : 0.6169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136</text:p>
            <text:p>Val_accuracy : 0.1884</text:p>
          </table:table-cell>
          <table:table-cell table:style-name="ce23" office:value-type="string" calcext:value-type="string">
            <text:p>Loss : 0.6255</text:p>
            <text:p>Val_loss : 0.6716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39</text:p>
            <text:p>Val_accuracy : 0.0772</text:p>
          </table:table-cell>
          <table:table-cell table:style-name="ce23" office:value-type="string" calcext:value-type="string">
            <text:p>Loss : 0.6644</text:p>
            <text:p>Val_loss : 0.6684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5" office:value-type="string" calcext:value-type="string">
            <text:p>Adam(1e-6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0763</text:p>
            <text:p>Val_accuracy : 0.0772</text:p>
          </table:table-cell>
          <table:table-cell table:style-name="ce22" office:value-type="string" calcext:value-type="string">
            <text:p>Loss : 0.6797</text:p>
            <text:p>Val_loss : 0.6769</text:p>
          </table:table-cell>
          <table:table-cell table:style-name="ce10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7">
            <text:p>model_b0_lr_color</text:p>
          </table:table-cell>
          <table:table-cell table:style-name="ce25" office:value-type="string" calcext:value-type="string" table:number-columns-spanned="1" table:number-rows-spanned="7">
            <text:p>Le test consiste à tester à entraîner le modèle avec 7 valeurs différentes de learning rate allant de 1e-3 à 1e-8 et un test à 1</text:p>
          </table:table-cell>
          <table:table-cell table:style-name="ce25" office:value-type="string" calcext:value-type="string" table:number-columns-spanned="1" table:number-rows-spanned="7">
            <text:p>couleur</text:p>
          </table:table-cell>
          <table:table-cell table:style-name="ce25" office:value-type="float" office:value="4" calcext:value-type="float" table:number-columns-spanned="1" table:number-rows-spanned="7">
            <text:p>4</text:p>
          </table:table-cell>
          <table:table-cell table:style-name="ce25" office:value-type="float" office:value="10" calcext:value-type="float" table:number-columns-spanned="1" table:number-rows-spanned="7">
            <text:p>10</text:p>
          </table:table-cell>
          <table:table-cell table:style-name="ce12" office:value-type="string" calcext:value-type="string" table:number-columns-spanned="1" table:number-rows-spanned="7">
            <text:p>En entrée on utilise le modèle EfficientNetB0</text:p>
          </table:table-cell>
          <table:table-cell table:style-name="ce12" office:value-type="string" calcext:value-type="string" table:number-columns-spanned="1" table:number-rows-spanned="7">
            <text:p>On a aucune couche Conv2D</text:p>
          </table:table-cell>
          <table:table-cell table:style-name="ce12" office:value-type="string" calcext:value-type="string" table:number-columns-spanned="1" table:number-rows-spanned="7">
            <text:p>On a aucune couche de pooling</text:p>
          </table:table-cell>
          <table:table-cell table:style-name="ce12" office:value-type="string" calcext:value-type="string" table:number-columns-spanned="1" table:number-rows-spanned="7">
            <text:p>On utilise une couche GlobalAveragePooling2D pour passer vers les couches Dense.</text:p>
          </table:table-cell>
          <table:table-cell table:style-name="ce12" office:value-type="string" calcext:value-type="string" table:number-columns-spanned="1" table:number-rows-spanned="7">
            <text:p>On a en plus: </text:p>
            <text:p>- deux couches Dense avec 1024 neuronnes, et la fonction d’activation RELU</text:p>
            <text:p>- une couche Dense avec 512 neuronnes, et la fonction d’activation RELU</text:p>
          </table:table-cell>
          <table:table-cell table:style-name="ce12" office:value-type="string" calcext:value-type="string" table:number-columns-spanned="1" table:number-rows-spanned="7">
            <text:p>On utilise à la sortie de chaque couche Dense une couche de Dropout avec un coefficient de 0.2. Soit deux couches de Dropout.</text:p>
          </table:table-cell>
          <table:table-cell table:style-name="ce12" office:value-type="string" calcext:value-type="string" table:number-columns-spanned="1" table:number-rows-spanned="7">
            <text:p>La couche de sortie est une couche Dense avec 4 neuronnes (un par classe) et la fonction softmax pour activation.</text:p>
          </table:table-cell>
          <table:table-cell table:style-name="ce25" office:value-type="float" office:value="5888167" calcext:value-type="float" table:number-columns-spanned="1" table:number-rows-spanned="7">
            <text:p>5888167</text:p>
          </table:table-cell>
          <table:table-cell table:style-name="ce25" office:value-type="string" calcext:value-type="string" table:number-columns-spanned="1" table:number-rows-spanned="7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7">
            <text:p>Ici, on utilise aucune donnée</text:p>
          </table:table-cell>
          <table:table-cell table:style-name="ce21" office:value-type="string" calcext:value-type="string">
            <text:p>Adam(1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391</text:p>
            <text:p>Val_accuracy : 0.0781</text:p>
          </table:table-cell>
          <table:table-cell table:style-name="ce23" office:value-type="string" calcext:value-type="string">
            <text:p>Loss : 0.6849</text:p>
            <text:p>Val_loss : 0.6859</text:p>
          </table:table-cell>
          <table:table-cell table:style-name="ce10" table:number-columns-repeated="1004"/>
        </table:table-row>
        <table:table-row table:style-name="ro3">
          <table:covered-table-cell table:number-columns-repeated="15" table:style-name="Default"/>
          <table:table-cell table:style-name="ce21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58</text:p>
            <text:p>Val_accuracy : 0.0781</text:p>
          </table:table-cell>
          <table:table-cell table:style-name="ce23" office:value-type="string" calcext:value-type="string">
            <text:p>Loss : 0.6724</text:p>
            <text:p>Val_loss : 0.6728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08</text:p>
            <text:p>Val_accuracy : 0.0781</text:p>
          </table:table-cell>
          <table:table-cell table:style-name="ce23" office:value-type="string" calcext:value-type="string">
            <text:p>Loss : 0.6748</text:p>
            <text:p>Val_loss : 0.6729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94</text:p>
            <text:p>Val_accuracy : 0.0781</text:p>
          </table:table-cell>
          <table:table-cell table:style-name="ce23" office:value-type="string" calcext:value-type="string">
            <text:p>Loss : 0.6770</text:p>
            <text:p>Val_loss : 0.6724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22</text:p>
            <text:p>Val_accuracy : 0.0772</text:p>
          </table:table-cell>
          <table:table-cell table:style-name="ce23" office:value-type="string" calcext:value-type="string">
            <text:p>Loss : 0.6786</text:p>
            <text:p>Val_loss : 0.6718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19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388</text:p>
            <text:p>Val_accuracy : 0.0772</text:p>
          </table:table-cell>
          <table:table-cell table:style-name="ce23" office:value-type="string" calcext:value-type="string">
            <text:p>Loss : 0.6878</text:p>
            <text:p> Val_loss : 0.6828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5"/>
          <table:covered-table-cell table:number-columns-repeated="7" table:style-name="ce12"/>
          <table:covered-table-cell table:number-columns-repeated="3" table:style-name="ce25"/>
          <table:table-cell table:style-name="ce25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993</text:p>
            <text:p>Val_accuracy : 0.0744</text:p>
          </table:table-cell>
          <table:table-cell table:style-name="ce22" office:value-type="string" calcext:value-type="string">
            <text:p>Loss : 0.6939</text:p>
            <text:p>Val_loss : 0.6912</text:p>
          </table:table-cell>
          <table:table-cell table:style-name="ce10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4">
            <text:p>model_b1_lr_color</text:p>
          </table:table-cell>
          <table:table-cell table:style-name="ce25" office:value-type="string" calcext:value-type="string" table:number-columns-spanned="1" table:number-rows-spanned="4">
            <text:p>Le test consiste à tester à entraîner le modèle avec 4 valeurs différentes de learning rate allant de 1e-5 à 1e-8.</text:p>
          </table:table-cell>
          <table:table-cell table:style-name="ce25" office:value-type="string" calcext:value-type="string" table:number-columns-spanned="1" table:number-rows-spanned="4">
            <text:p>couleur</text:p>
          </table:table-cell>
          <table:table-cell table:style-name="ce25" office:value-type="float" office:value="4" calcext:value-type="float" table:number-columns-spanned="1" table:number-rows-spanned="4">
            <text:p>4</text:p>
          </table:table-cell>
          <table:table-cell table:style-name="ce25" office:value-type="float" office:value="10" calcext:value-type="float" table:number-columns-spanned="1" table:number-rows-spanned="4">
            <text:p>10</text:p>
          </table:table-cell>
          <table:table-cell table:style-name="ce12" office:value-type="string" calcext:value-type="string" table:number-columns-spanned="1" table:number-rows-spanned="4">
            <text:p>En entrée on utilise le modèle EfficientNetB1</text:p>
          </table:table-cell>
          <table:table-cell table:style-name="ce12" office:value-type="string" calcext:value-type="string" table:number-columns-spanned="1" table:number-rows-spanned="4">
            <text:p>On a aucune couche Conv2D</text:p>
          </table:table-cell>
          <table:table-cell table:style-name="ce12" office:value-type="string" calcext:value-type="string" table:number-columns-spanned="1" table:number-rows-spanned="4">
            <text:p>On a aucune couche de pooling</text:p>
          </table:table-cell>
          <table:table-cell table:style-name="ce12" office:value-type="string" calcext:value-type="string" table:number-columns-spanned="1" table:number-rows-spanned="4">
            <text:p>On utilise une couche GlobalAveragePooling2D pour passer vers les couches Dense.</text:p>
          </table:table-cell>
          <table:table-cell table:style-name="ce12" office:value-type="string" calcext:value-type="string" table:number-columns-spanned="1" table:number-rows-spanned="4">
            <text:p>On a en plus: </text:p>
            <text:p>- deux couches Dense avec 1024 neuronnes, et la fonction d’activation RELU</text:p>
            <text:p>- une couche Dense avec 512 neuronnes, et la fonction d’activation RELU</text:p>
          </table:table-cell>
          <table:table-cell table:style-name="ce12" office:value-type="string" calcext:value-type="string" table:number-columns-spanned="1" table:number-rows-spanned="4">
            <text:p>On utilise à la sortie de chaque couche Dense une couche de Dropout avec un coefficient de 0.2. Soit deux couches de Dropout.</text:p>
          </table:table-cell>
          <table:table-cell table:style-name="ce12" office:value-type="string" calcext:value-type="string" table:number-columns-spanned="1" table:number-rows-spanned="4">
            <text:p>La couche de sortie est une couche Dense avec 4 neuronnes (un par classe) et la fonction softmax pour activation.</text:p>
          </table:table-cell>
          <table:table-cell table:style-name="ce25" office:value-type="float" office:value="8413835" calcext:value-type="float" table:number-columns-spanned="1" table:number-rows-spanned="4">
            <text:p>8413835</text:p>
          </table:table-cell>
          <table:table-cell table:style-name="ce25" office:value-type="string" calcext:value-type="string" table:number-columns-spanned="1" table:number-rows-spanned="4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4">
            <text:p>Ici, on utilise aucune donnée</text:p>
          </table:table-cell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57</text:p>
            <text:p>Val_accuracy : 0.0790</text:p>
          </table:table-cell>
          <table:table-cell table:style-name="ce23" office:value-type="string" calcext:value-type="string">
            <text:p>Loss : 0.6775</text:p>
            <text:p>Val_loss : 0.6734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75</text:p>
            <text:p>Val_accuracy : 0.0772</text:p>
          </table:table-cell>
          <table:table-cell table:style-name="ce23" office:value-type="string" calcext:value-type="string">
            <text:p>Loss : 0.6793</text:p>
            <text:p>Val_loss : 0.6724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693</text:p>
            <text:p>Val_accuracy : 0.0790</text:p>
          </table:table-cell>
          <table:table-cell table:style-name="ce23" office:value-type="string" calcext:value-type="string">
            <text:p>Loss : 0.6859</text:p>
            <text:p> Val_loss : 0.6799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0" office:value-type="string" calcext:value-type="string">
            <text:p>Adam(1e-8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171</text:p>
            <text:p>Val_accuracy : 0.0754</text:p>
          </table:table-cell>
          <table:table-cell table:style-name="ce22" office:value-type="string" calcext:value-type="string">
            <text:p>Loss : 0.6889</text:p>
            <text:p>Val_loss : 0.6867</text:p>
          </table:table-cell>
          <table:table-cell table:style-name="ce10" table:number-columns-repeated="1004"/>
        </table:table-row>
        <table:table-row table:style-name="ro3">
          <table:table-cell table:style-name="ce17" office:value-type="string" calcext:value-type="string" table:number-columns-spanned="1" table:number-rows-spanned="5">
            <text:p>model_b1_lr_color_sig</text:p>
          </table:table-cell>
          <table:table-cell table:style-name="ce25" office:value-type="string" calcext:value-type="string" table:number-columns-spanned="1" table:number-rows-spanned="5">
            <text:p>Le test consiste à tester à entraîner le modèle avec 5 valeurs différentes de learning rate allant de 1e-5 à 1e-9.</text:p>
          </table:table-cell>
          <table:table-cell table:style-name="ce25" office:value-type="string" calcext:value-type="string" table:number-columns-spanned="1" table:number-rows-spanned="5">
            <text:p>couleur</text:p>
          </table:table-cell>
          <table:table-cell table:style-name="ce25" office:value-type="float" office:value="4" calcext:value-type="float" table:number-columns-spanned="1" table:number-rows-spanned="5">
            <text:p>4</text:p>
          </table:table-cell>
          <table:table-cell table:style-name="ce25" office:value-type="float" office:value="10" calcext:value-type="float" table:number-columns-spanned="1" table:number-rows-spanned="5">
            <text:p>10</text:p>
          </table:table-cell>
          <table:table-cell table:style-name="ce12" office:value-type="string" calcext:value-type="string" table:number-columns-spanned="1" table:number-rows-spanned="5">
            <text:p>En entrée on utilise le modèle EfficientNetB1</text:p>
          </table:table-cell>
          <table:table-cell table:style-name="ce12" office:value-type="string" calcext:value-type="string" table:number-columns-spanned="1" table:number-rows-spanned="5">
            <text:p>On a aucune couche Conv2D</text:p>
          </table:table-cell>
          <table:table-cell table:style-name="ce12" office:value-type="string" calcext:value-type="string" table:number-columns-spanned="1" table:number-rows-spanned="5">
            <text:p>On a aucune couche de pooling</text:p>
          </table:table-cell>
          <table:table-cell table:style-name="ce12" office:value-type="string" calcext:value-type="string" table:number-columns-spanned="1" table:number-rows-spanned="5">
            <text:p>On utilise une couche GlobalAveragePooling2D pour passer vers les couches Dense.</text:p>
          </table:table-cell>
          <table:table-cell table:style-name="ce12" office:value-type="string" calcext:value-type="string" table:number-columns-spanned="1" table:number-rows-spanned="5">
            <text:p>On a en plus: </text:p>
            <text:p>- deux couches Dense avec 1024 neuronnes, et la fonction d’activation RELU</text:p>
            <text:p>- une couche Dense avec 512 neuronnes, et la fonction d’activation RELU</text:p>
          </table:table-cell>
          <table:table-cell table:style-name="ce12" office:value-type="string" calcext:value-type="string" table:number-columns-spanned="1" table:number-rows-spanned="5">
            <text:p>On utilise à la sortie de chaque couche Dense une couche de Dropout avec un coefficient de 0.2. Soit deux couches de Dropout.</text:p>
          </table:table-cell>
          <table:table-cell table:style-name="ce12" office:value-type="string" calcext:value-type="string" table:number-columns-spanned="1" table:number-rows-spanned="5">
            <text:p>La couche de sortie est une couche Dense avec 4 neuronnes (un par classe) et la fonction Sigmoïd pour activation.</text:p>
          </table:table-cell>
          <table:table-cell table:style-name="ce25" office:value-type="float" office:value="8413835" calcext:value-type="float" table:number-columns-spanned="1" table:number-rows-spanned="5">
            <text:p>8413835</text:p>
          </table:table-cell>
          <table:table-cell table:style-name="ce25" office:value-type="string" calcext:value-type="string" table:number-columns-spanned="1" table:number-rows-spanned="5">
            <text:p>On utilise toutes les images du répertoire train_images. Elles sont utilisées dans le générateur d’images avec un ratio de 0.8 pour l’apprentissage et 0.2 pour la validation</text:p>
          </table:table-cell>
          <table:table-cell table:style-name="ce25" office:value-type="string" calcext:value-type="string" table:number-columns-spanned="1" table:number-rows-spanned="5">
            <text:p>Ici, on utilise aucune donnée</text:p>
          </table:table-cell>
          <table:table-cell table:style-name="ce21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44</text:p>
            <text:p>Val_accuracy : 0.0790</text:p>
          </table:table-cell>
          <table:table-cell table:style-name="ce23" office:value-type="string" calcext:value-type="string">
            <text:p>Loss : 0.6757</text:p>
            <text:p>Val_loss : 0.6738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6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772</text:p>
            <text:p>Val_accuracy : 0.0772</text:p>
          </table:table-cell>
          <table:table-cell table:style-name="ce23" office:value-type="string" calcext:value-type="string">
            <text:p>Loss : 0.6769</text:p>
            <text:p>Val_loss : 0.6725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1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242</text:p>
            <text:p>Val_accuracy : 0.0781</text:p>
          </table:table-cell>
          <table:table-cell table:style-name="ce23" office:value-type="string" calcext:value-type="string">
            <text:p>Loss : 0.6828</text:p>
            <text:p>Val_loss : 0.6806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19" office:value-type="string" calcext:value-type="string">
            <text:p>Adam(1e-8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2469</text:p>
            <text:p>Val_accuracy : 0.2528</text:p>
          </table:table-cell>
          <table:table-cell table:style-name="ce23" office:value-type="string" calcext:value-type="string">
            <text:p>Loss : 0.7080</text:p>
            <text:p>Val_loss : 0.7006</text:p>
          </table:table-cell>
          <table:table-cell table:style-name="ce10" table:number-columns-repeated="1004"/>
        </table:table-row>
        <table:table-row table:style-name="ro3">
          <table:covered-table-cell table:number-columns-repeated="5" table:style-name="ce21"/>
          <table:covered-table-cell table:number-columns-repeated="7" table:style-name="ce13"/>
          <table:covered-table-cell table:number-columns-repeated="3" table:style-name="ce21"/>
          <table:table-cell table:style-name="ce25" office:value-type="string" calcext:value-type="string">
            <text:p>Adam(1e-9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149</text:p>
            <text:p>Val_accuracy : 0.1636</text:p>
          </table:table-cell>
          <table:table-cell table:style-name="ce22" office:value-type="string" calcext:value-type="string">
            <text:p>Loss : 0.7071</text:p>
            <text:p> Val_loss : 0.7044</text:p>
          </table:table-cell>
          <table:table-cell table:style-name="ce10" table:number-columns-repeated="1004"/>
        </table:table-row>
        <table:table-row table:style-name="ro4">
          <table:table-cell table:style-name="ce26"/>
          <table:table-cell table:style-name="ce33" table:number-columns-repeated="6"/>
          <table:table-cell table:style-name="ce36" office:value-type="string" calcext:value-type="string" table:number-columns-spanned="13" table:number-rows-spanned="1">
            <text:p>Tests : Validation des modèles</text:p>
          </table:table-cell>
          <table:covered-table-cell table:number-columns-repeated="11" table:style-name="ce33"/>
          <table:covered-table-cell table:style-name="ce46"/>
          <table:table-cell table:style-name="ce10" table:number-columns-repeated="1004"/>
        </table:table-row>
        <table:table-row table:style-name="ro2">
          <table:table-cell table:style-name="ce7" office:value-type="string" calcext:value-type="string" table:number-columns-spanned="1" table:number-rows-spanned="2">
            <text:p>Nom Modèle</text:p>
          </table:table-cell>
          <table:table-cell table:style-name="ce29" office:value-type="string" calcext:value-type="string" table:number-columns-spanned="1" table:number-rows-spanned="2">
            <text:p>description du Test</text:p>
          </table:table-cell>
          <table:table-cell table:style-name="ce29" office:value-type="string" calcext:value-type="string" table:number-columns-spanned="1" table:number-rows-spanned="2">
            <text:p>Mode</text:p>
          </table:table-cell>
          <table:table-cell table:style-name="ce29" office:value-type="string" calcext:value-type="string" table:number-columns-spanned="1" table:number-rows-spanned="2">
            <text:p>Nombre de classes</text:p>
          </table:table-cell>
          <table:table-cell table:style-name="ce29" office:value-type="string" calcext:value-type="string" table:number-columns-spanned="1" table:number-rows-spanned="2">
            <text:p>Epochs</text:p>
          </table:table-cell>
          <table:table-cell table:style-name="ce35" office:value-type="string" calcext:value-type="string" table:number-columns-spanned="7" table:number-rows-spanned="1">
            <text:p>Description</text:p>
          </table:table-cell>
          <table:covered-table-cell table:number-columns-repeated="6" table:style-name="ce35"/>
          <table:table-cell table:style-name="ce29" office:value-type="string" calcext:value-type="string" table:number-columns-spanned="1" table:number-rows-spanned="2">
            <text:p>Summary:</text:p>
            <text:p> Nombre de paramètres</text:p>
          </table:table-cell>
          <table:table-cell table:style-name="ce29" office:value-type="string" calcext:value-type="string" table:number-columns-spanned="1" table:number-rows-spanned="2">
            <text:p>Données D’apprentissage</text:p>
          </table:table-cell>
          <table:table-cell table:style-name="ce29" office:value-type="string" calcext:value-type="string" table:number-columns-spanned="1" table:number-rows-spanned="2">
            <text:p>Données Test</text:p>
          </table:table-cell>
          <table:table-cell table:style-name="ce35" office:value-type="string" calcext:value-type="string" table:number-columns-spanned="3" table:number-rows-spanned="1">
            <text:p>Paramètres Compilation</text:p>
          </table:table-cell>
          <table:covered-table-cell table:number-columns-repeated="2" table:style-name="ce35"/>
          <table:table-cell table:style-name="ce42" office:value-type="string" calcext:value-type="string" table:number-columns-spanned="2" table:number-rows-spanned="1">
            <text:p>Résultats</text:p>
          </table:table-cell>
          <table:covered-table-cell table:style-name="ce42"/>
          <table:table-cell table:style-name="ce10" table:number-columns-repeated="1004"/>
        </table:table-row>
        <table:table-row table:style-name="ro2">
          <table:covered-table-cell table:style-name="ce8"/>
          <table:covered-table-cell table:number-columns-repeated="4" table:style-name="ce30"/>
          <table:table-cell table:style-name="ce30" office:value-type="string" calcext:value-type="string">
            <text:p>Couche en entrée</text:p>
          </table:table-cell>
          <table:table-cell table:style-name="ce30" office:value-type="string" calcext:value-type="string">
            <text:p>Conv2D</text:p>
          </table:table-cell>
          <table:table-cell table:style-name="ce30" office:value-type="string" calcext:value-type="string">
            <text:p>MaxPooling2D</text:p>
          </table:table-cell>
          <table:table-cell table:style-name="ce30" office:value-type="string" calcext:value-type="string">
            <text:p>Transition vers Dense</text:p>
          </table:table-cell>
          <table:table-cell table:style-name="ce30" office:value-type="string" calcext:value-type="string">
            <text:p>Dense</text:p>
          </table:table-cell>
          <table:table-cell table:style-name="ce30" office:value-type="string" calcext:value-type="string">
            <text:p>Dropout</text:p>
          </table:table-cell>
          <table:table-cell table:style-name="ce30" office:value-type="string" calcext:value-type="string">
            <text:p>Couche de sortie</text:p>
          </table:table-cell>
          <table:covered-table-cell table:number-columns-repeated="3" table:style-name="ce30"/>
          <table:table-cell table:style-name="ce30" office:value-type="string" calcext:value-type="string">
            <text:p>Optimizer</text:p>
          </table:table-cell>
          <table:table-cell table:style-name="ce30" office:value-type="string" calcext:value-type="string">
            <text:p>Loss</text:p>
          </table:table-cell>
          <table:table-cell table:style-name="ce30" office:value-type="string" calcext:value-type="string">
            <text:p>Metrics</text:p>
          </table:table-cell>
          <table:table-cell table:style-name="ce30" office:value-type="string" calcext:value-type="string">
            <text:p>score</text:p>
          </table:table-cell>
          <table:table-cell table:style-name="ce43" office:value-type="string" calcext:value-type="string">
            <text:p>pertes</text:p>
          </table:table-cell>
          <table:table-cell table:style-name="ce10" table:number-columns-repeated="1004"/>
        </table:table-row>
        <table:table-row table:style-name="ro5">
          <table:table-cell table:style-name="ce4" office:value-type="string" calcext:value-type="string" table:number-columns-spanned="1" table:number-rows-spanned="2">
            <text:p>model_lr_gray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Niveaux de gri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64 filtres, une taille de noyau de 5*5 et la fonction RELU pour l’activation.</text:p>
          </table:table-cell>
          <table:table-cell table:style-name="ce12" office:value-type="string" calcext:value-type="string" table:number-columns-spanned="1" table:number-rows-spanned="2">
            <text:p>On a en plus, deux couches de convolution avec 64 filtres, une taille de noyau respectivement de 5*5 et de 3*3 et l’utilisation de la fonction ELU.</text:p>
          </table:table-cell>
          <table:table-cell table:style-name="ce12" office:value-type="string" calcext:value-type="string" table:number-columns-spanned="1" table:number-rows-spanned="2">
            <text:p>On a trois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utilise 2 couches Dense avec respectivement 128 et 254 neuronnes. Elles utilisent l’activation ELU</text:p>
          </table:table-cell>
          <table:table-cell table:style-name="ce12" office:value-type="string" calcext:value-type="string" table:number-columns-spanned="1" table:number-rows-spanned="2">
            <text:p>On utilise à la sortie de chaque couche Dense une couche de Dropout (soit en tout 2) avec un coefficient de 0.2.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3001210" calcext:value-type="float">
            <text:p>3001210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148</text:p>
            <text:p>Val_accuracy : 0.2986</text:p>
            <text:p>Accuracy Test: 0.2288</text:p>
          </table:table-cell>
          <table:table-cell table:style-name="ce23" office:value-type="string" calcext:value-type="string">
            <text:p>Loss : 0.5670</text:p>
            <text:p>Val_loss : 0.5765</text:p>
            <text:p>Loss Test:262.41</text:p>
          </table:table-cell>
          <table:table-cell table:style-name="ce48" office:value-type="string" calcext:value-type="string" table:number-columns-spanned="1" table:number-rows-spanned="2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1" calcext:value-type="float">
            <text:p>41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3004015" calcext:value-type="float">
            <text:p>3004015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4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276</text:p>
            <text:p>Val_accuracy : 0.2269</text:p>
            <text:p>Accuracy Test:0.0577</text:p>
          </table:table-cell>
          <table:table-cell table:style-name="ce22" office:value-type="string" calcext:value-type="string">
            <text:p>Loss : 0.2152</text:p>
            <text:p>Val_loss : 0.2141</text:p>
            <text:p>Loss Test:20.26</text:p>
          </table:table-cell>
          <table:covered-table-cell/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_lr_color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64 filtres, une taille de noyau de 5*5 et la fonction RELU pour l’activation.</text:p>
          </table:table-cell>
          <table:table-cell table:style-name="ce12" office:value-type="string" calcext:value-type="string" table:number-columns-spanned="1" table:number-rows-spanned="2">
            <text:p>On a en plus, deux couches de convolution avec 64 filtres, une taille de noyau respectivement de 5*5 et de 3*3 et l’utilisation de la fonction ELU.</text:p>
          </table:table-cell>
          <table:table-cell table:style-name="ce12" office:value-type="string" calcext:value-type="string" table:number-columns-spanned="1" table:number-rows-spanned="2">
            <text:p>On a trois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utilise 2 couches Dense avec respectivement 128 et 254 neuronnes. Elles utilisent l’activation ELU</text:p>
          </table:table-cell>
          <table:table-cell table:style-name="ce12" office:value-type="string" calcext:value-type="string" table:number-columns-spanned="1" table:number-rows-spanned="2">
            <text:p>On utilise à la sortie de chaque couche Dense une couche de Dropout (soit en tout 2) avec un coefficient de 0.2.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3001210" calcext:value-type="float">
            <text:p>3001210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385</text:p>
            <text:p>Val_accuracy : 0.2558</text:p>
            <text:p>Accuracy Test: 0.2288</text:p>
          </table:table-cell>
          <table:table-cell table:style-name="ce23" office:value-type="string" calcext:value-type="string">
            <text:p>Loss : 0.5850</text:p>
            <text:p>Val_loss : 0.5926</text:p>
            <text:p>Loss Test:70.96</text:p>
          </table:table-cell>
          <table:table-cell table:style-name="ce48" office:value-type="string" calcext:value-type="string" table:number-columns-spanned="1" table:number-rows-spanned="2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1" calcext:value-type="float">
            <text:p>41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3004015" calcext:value-type="float">
            <text:p>3004015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4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282</text:p>
            <text:p>Val_accuracy : 0.2222</text:p>
            <text:p>Accuracy Test:0.0550</text:p>
          </table:table-cell>
          <table:table-cell table:style-name="ce22" office:value-type="string" calcext:value-type="string">
            <text:p>Loss : 0.2150</text:p>
            <text:p>Val_loss : 0.2145</text:p>
            <text:p>Loss Test:19.75</text:p>
          </table:table-cell>
          <table:covered-table-cell/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2_lr_gray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Niveaux de gri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64 filtres, une taille de noyau de 5*5 et la fonction RELU pour l’activation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Conv2D avec 128 filtres, un noyau de 5*5 et la fonction d’activation ELU </text:p>
            <text:p>- une couche Conv2D avec 128 filtres, un noyau de3*3 et la fonction d’activation ELU </text:p>
            <text:p>- une couche Conv2D avec 64 filtres, un noyau de 3*3 et la fonction d’activation ELU</text:p>
          </table:table-cell>
          <table:table-cell table:style-name="ce12" office:value-type="string" calcext:value-type="string" table:number-columns-spanned="1" table:number-rows-spanned="2">
            <text:p>On a quatre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deux couches Dense avec 128 neuronnes, et la fonction d’activation ELU </text:p>
            <text:p>- une couche Dense avec 254 neuronnes, et la fonction d’activation ELU</text:p>
          </table:table-cell>
          <table:table-cell table:style-name="ce12" office:value-type="string" calcext:value-type="string" table:number-columns-spanned="1" table:number-rows-spanned="2">
            <text:p>On utilise à la sortie de la couche Dense de 254 neuronnes, une couche de Dropout avec un coefficient de 0.2.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969914" calcext:value-type="float">
            <text:p>969914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614</text:p>
            <text:p>Val_accuracy : 0.3287</text:p>
            <text:p>Accuracy Test: 0.4856</text:p>
          </table:table-cell>
          <table:table-cell table:style-name="ce23" office:value-type="string" calcext:value-type="string">
            <text:p>Loss : 0.5670</text:p>
            <text:p>Val_loss : 0.5784</text:p>
            <text:p>Loss Test:26.55</text:p>
          </table:table-cell>
          <table:table-cell table:style-name="ce48" office:value-type="string" calcext:value-type="string" table:number-columns-spanned="1" table:number-rows-spanned="2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8" calcext:value-type="float">
            <text:p>28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973114" calcext:value-type="float">
            <text:p>973114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4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543</text:p>
            <text:p>Val_accuracy : 0.2315</text:p>
            <text:p>Accuracy Test:0.1315</text:p>
          </table:table-cell>
          <table:table-cell table:style-name="ce22" office:value-type="string" calcext:value-type="string">
            <text:p>Loss : 0.2104</text:p>
            <text:p>Val_loss : 0.2125</text:p>
            <text:p>Loss Test:11.21</text:p>
          </table:table-cell>
          <table:covered-table-cell/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2_lr_color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64 filtres, une taille de noyau de 5*5 et la fonction RELU pour l’activation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Conv2D avec 128 filtres, un noyau de 5*5 et la fonction d’activation ELU </text:p>
            <text:p>- une couche Conv2D avec 128 filtres, un noyau de3*3 et la fonction d’activation ELU </text:p>
            <text:p>- une couche Conv2D avec 64 filtres, un noyau de 3*3 et la fonction d’activation ELU</text:p>
          </table:table-cell>
          <table:table-cell table:style-name="ce12" office:value-type="string" calcext:value-type="string" table:number-columns-spanned="1" table:number-rows-spanned="2">
            <text:p>On a quatre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deux couches Dense avec 128 neuronnes, et la fonction d’activation ELU </text:p>
            <text:p>- une couche Dense avec 254 neuronnes, et la fonction d’activation ELU</text:p>
          </table:table-cell>
          <table:table-cell table:style-name="ce12" office:value-type="string" calcext:value-type="string" table:number-columns-spanned="1" table:number-rows-spanned="2">
            <text:p>On utilise à la sortie de la couche Dense de 254 neuronnes, une couche de Dropout avec un coefficient de 0.2.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972719" calcext:value-type="float">
            <text:p>972719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750</text:p>
            <text:p>Val_accuracy : 0.3484</text:p>
            <text:p>Accuracy Test: 0.4577</text:p>
          </table:table-cell>
          <table:table-cell table:style-name="ce23" office:value-type="string" calcext:value-type="string">
            <text:p>Loss : 0.5615</text:p>
            <text:p>Val_loss : 0.5660</text:p>
            <text:p>Loss Test:12.24</text:p>
          </table:table-cell>
          <table:table-cell table:style-name="ce48" office:value-type="string" calcext:value-type="string" table:number-columns-spanned="1" table:number-rows-spanned="2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0" calcext:value-type="float">
            <text:p>50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975919" calcext:value-type="float">
            <text:p>975919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4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335</text:p>
            <text:p>Val_accuracy : 0.2350</text:p>
            <text:p>Accuracy Test:0.0631</text:p>
          </table:table-cell>
          <table:table-cell table:style-name="ce22" office:value-type="string" calcext:value-type="string">
            <text:p>Loss : 0.2123</text:p>
            <text:p>Val_loss : 0.2111</text:p>
            <text:p>Loss Test:28.63</text:p>
          </table:table-cell>
          <table:covered-table-cell/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3_lr_gray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Niveaux de gri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192 filtres, une taille de noyau de7*7et la fonction ELU pour l’activation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Conv2D avec 256 filtres, un noyau de 3*3 et la fonction d’activation ELU </text:p>
            <text:p>- une couche Conv2D avec 512 filtres, un noyau de3*3 et la fonction d’activation ELU </text:p>
            <text:p>- une couche Conv2D avec 1024 filtres, un noyau de 3*3 et la fonction d’activation ELU </text:p>
            <text:p>- une couche Conv2D avec 1024 filtres, un noyau de 3*3 et la fonction d’activation ELU</text:p>
          </table:table-cell>
          <table:table-cell table:style-name="ce12" office:value-type="string" calcext:value-type="string" table:number-columns-spanned="1" table:number-rows-spanned="2">
            <text:p>On a cinq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deux couches Dense avec 1024 neuronnes, et la fonction d’activation ELU </text:p>
            <text:p>- une couche Dense avec 4096 neuronnes, et la fonction d’activation ELU</text:p>
          </table:table-cell>
          <table:table-cell table:style-name="ce12" office:value-type="string" calcext:value-type="string" table:number-columns-spanned="1" table:number-rows-spanned="2">
            <text:p>On utilise à la sortie des couches de convolution avec 1024 filtres une couche de Dropout et à la sortie de la couche Dense de 4096 neuronnes, une couche de Dropout avec un coefficient de 0.2. Soit trois couches de Dropout.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28394628" calcext:value-type="float">
            <text:p>28394628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289</text:p>
            <text:p>Val_accuracy : 0.3241</text:p>
            <text:p>Accuracy Test: 0.2288</text:p>
          </table:table-cell>
          <table:table-cell table:style-name="ce23" office:value-type="string" calcext:value-type="string">
            <text:p>Loss : 0.5840</text:p>
            <text:p>Val_loss : 0.5823</text:p>
            <text:p>Loss Test:43.84</text:p>
          </table:table-cell>
          <table:table-cell table:style-name="ce48" office:value-type="string" calcext:value-type="string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6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8" calcext:value-type="float">
            <text:p>48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28439695" calcext:value-type="float">
            <text:p>28439695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4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451</text:p>
            <text:p>Val_accuracy : 0.2396</text:p>
            <text:p>Accuracy Test:0.1315</text:p>
          </table:table-cell>
          <table:table-cell table:style-name="ce22" office:value-type="string" calcext:value-type="string">
            <text:p>Loss : 0.2141</text:p>
            <text:p>Val_loss : 0.2155</text:p>
            <text:p>Loss Test:0.85</text:p>
          </table:table-cell>
          <table:table-cell table:style-name="ce49" office:value-type="string" calcext:value-type="string">
            <text:p>Les données ont été corrigées</text:p>
          </table:table-cell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3_lr_color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192 filtres, une taille de noyau de7*7et la fonction ELU pour l’activation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Conv2D avec 256 filtres, un noyau de 3*3 et la fonction d’activation ELU </text:p>
            <text:p>- une couche Conv2D avec 512 filtres, un noyau de3*3 et la fonction d’activation ELU </text:p>
            <text:p>- une couche Conv2D avec 1024 filtres, un noyau de 3*3 et la fonction d’activation ELU </text:p>
            <text:p>- une couche Conv2D avec 1024 filtres, un noyau de 3*3 et la fonction d’activation ELU</text:p>
          </table:table-cell>
          <table:table-cell table:style-name="ce12" office:value-type="string" calcext:value-type="string" table:number-columns-spanned="1" table:number-rows-spanned="2">
            <text:p>On a cinq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deux couches Dense avec 1024 neuronnes, et la fonction d’activation ELU </text:p>
            <text:p>- une couche Dense avec 4096 neuronnes, et la fonction d’activation ELU</text:p>
          </table:table-cell>
          <table:table-cell table:style-name="ce12" office:value-type="string" calcext:value-type="string" table:number-columns-spanned="1" table:number-rows-spanned="2">
            <text:p>On utilise à la sortie des couches de convolution avec 1024 filtres une couche de Dropout et à la sortie de la couche Dense de 4096 neuronnes, une couche de Dropout avec un coefficient de 0.2. Soit trois couches de Dropout.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28413444" calcext:value-type="float">
            <text:p>28413444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5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568</text:p>
            <text:p>Val_accuracy : 0.3310</text:p>
            <text:p>Accuracy Test: 0.2288</text:p>
          </table:table-cell>
          <table:table-cell table:style-name="ce23" office:value-type="string" calcext:value-type="string">
            <text:p>Loss : 0.5669</text:p>
            <text:p>Val_loss : 0.5745</text:p>
            <text:p>Loss Test:41.62</text:p>
          </table:table-cell>
          <table:table-cell table:style-name="ce48" office:value-type="string" calcext:value-type="string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7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5" calcext:value-type="float">
            <text:p>35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28458511" calcext:value-type="float">
            <text:p>28458511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5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615</text:p>
            <text:p>Val_accuracy : 0.2361</text:p>
            <text:p>Accuracy Test:0.1396</text:p>
          </table:table-cell>
          <table:table-cell table:style-name="ce22" office:value-type="string" calcext:value-type="string">
            <text:p>Loss : 0.2141</text:p>
            <text:p>Val_loss : 0.2164</text:p>
            <text:p>Loss Test:13.85</text:p>
          </table:table-cell>
          <table:table-cell table:style-name="ce49" office:value-type="string" calcext:value-type="string">
            <text:p>Les données ont été corrigées</text:p>
          </table:table-cell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_y_lr_gray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Niveaux de gri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30 filtres, une taille de noyau de 3*3 et la fonction ELU pour l’activation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Conv2D avec 8 filtres, un noyau de 5*5 et la fonction d’activation ELU </text:p>
          </table:table-cell>
          <table:table-cell table:style-name="ce12" office:value-type="string" calcext:value-type="string" table:number-columns-spanned="1" table:number-rows-spanned="2">
            <text:p>On a deux couches de pooling qui succèdent à chaque couche de convolution avec une taille de pool de 4*4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deux couches Dense avec 128 neuronnes, et la fonction d’activation ELU</text:p>
          </table:table-cell>
          <table:table-cell table:style-name="ce12" office:value-type="string" calcext:value-type="string" table:number-columns-spanned="1" table:number-rows-spanned="2">
            <text:p>On utilise à la sortie de la couches de convolution avec 8 filtres une couche de Dropout et à la sortie de la couche Dense de 128 neuronnes, une autre couche de Dropout avec un coefficient de 0.2. Soit deux couches de Dropout.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92968" calcext:value-type="float">
            <text:p>92968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363</text:p>
            <text:p>Val_accuracy : 0.3137</text:p>
            <text:p>Accuracy Test: 0.5189</text:p>
          </table:table-cell>
          <table:table-cell table:style-name="ce23" office:value-type="string" calcext:value-type="string">
            <text:p>Loss : 0.5709</text:p>
            <text:p>Val_loss : 0.5774</text:p>
            <text:p>Loss Test:1247.58</text:p>
          </table:table-cell>
          <table:table-cell table:style-name="ce48" office:value-type="string" calcext:value-type="string" table:number-columns-spanned="1" table:number-rows-spanned="2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" calcext:value-type="float">
            <text:p>30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94387" calcext:value-type="float">
            <text:p>94387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3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367</text:p>
            <text:p>Val_accuracy : 0.1991</text:p>
            <text:p>Accuracy Test:0.0541</text:p>
          </table:table-cell>
          <table:table-cell table:style-name="ce22" office:value-type="string" calcext:value-type="string">
            <text:p>Loss : 0.2143</text:p>
            <text:p>Val_loss : 0.2156</text:p>
            <text:p>Loss Test:171.24</text:p>
          </table:table-cell>
          <table:covered-table-cell/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_y_lr_color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30 filtres, une taille de noyau de 3*3 et la fonction ELU pour l’activation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Conv2D avec 8 filtres, un noyau de 5*5 et la fonction d’activation ELU </text:p>
          </table:table-cell>
          <table:table-cell table:style-name="ce12" office:value-type="string" calcext:value-type="string" table:number-columns-spanned="1" table:number-rows-spanned="2">
            <text:p>On a deux couches de pooling qui succèdent à chaque couche de convolution avec une taille de pool de 4*4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deux couches Dense avec 128 neuronnes, et la fonction d’activation ELU</text:p>
          </table:table-cell>
          <table:table-cell table:style-name="ce12" office:value-type="string" calcext:value-type="string" table:number-columns-spanned="1" table:number-rows-spanned="2">
            <text:p>On utilise à la sortie de la couches de convolution avec 8 filtres une couche de Dropout et à la sortie de la couche Dense de 128 neuronnes, une autre couche de Dropout avec un coefficient de 0.2. Soit deux couches de Dropout.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93508" calcext:value-type="float">
            <text:p>93508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3479</text:p>
            <text:p>Val_accuracy : 0.3356</text:p>
            <text:p>Accuracy Test: 0.1847</text:p>
          </table:table-cell>
          <table:table-cell table:style-name="ce23" office:value-type="string" calcext:value-type="string">
            <text:p>Loss : 0.5664</text:p>
            <text:p>Val_loss : 0.5697</text:p>
            <text:p>Loss Test:1231.61</text:p>
          </table:table-cell>
          <table:table-cell table:style-name="ce48" office:value-type="string" calcext:value-type="string" table:number-columns-spanned="1" table:number-rows-spanned="2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6" calcext:value-type="float">
            <text:p>36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94927" calcext:value-type="float">
            <text:p>94927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3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2545</text:p>
            <text:p>Val_accuracy : 0.2361</text:p>
            <text:p>Accuracy Test:0.0532</text:p>
          </table:table-cell>
          <table:table-cell table:style-name="ce22" office:value-type="string" calcext:value-type="string">
            <text:p>Loss : 0.2098</text:p>
            <text:p>Val_loss : 0.2107</text:p>
            <text:p>Loss Test:301.80</text:p>
          </table:table-cell>
          <table:covered-table-cell/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_b0_lr_color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 table:number-columns-spanned="1" table:number-rows-spanned="2">
            <text:p>En entrée on utilise le modèle EfficientNetB0</text:p>
          </table:table-cell>
          <table:table-cell table:style-name="ce12" office:value-type="string" calcext:value-type="string" table:number-columns-spanned="1" table:number-rows-spanned="2">
            <text:p>On a aucune couche Conv2D</text:p>
          </table:table-cell>
          <table:table-cell table:style-name="ce12" office:value-type="string" calcext:value-type="string" table:number-columns-spanned="1" table:number-rows-spanned="2">
            <text:p>On a aucune couche de pooling</text:p>
          </table:table-cell>
          <table:table-cell table:style-name="ce12" office:value-type="string" calcext:value-type="string" table:number-columns-spanned="1" table:number-rows-spanned="2">
            <text:p>On utilise une couche GlobalAveragePooling2D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deux couches Dense avec 1024 neuronnes, et la fonction d’activation RELU </text:p>
            <text:p>- une couche Dense avec 512 neuronnes, et la fonction d’activation RELU</text:p>
          </table:table-cell>
          <table:table-cell table:style-name="ce12" office:value-type="string" calcext:value-type="string" table:number-columns-spanned="1" table:number-rows-spanned="2">
            <text:p>On utilise à la sortie de chaque couche Dense une couche de Dropout avec un coefficient de 0.2. Soit deux couches de Dropout.</text:p>
          </table:table-cell>
          <table:table-cell table:style-name="ce12" office:value-type="string" calcext:value-type="string">
            <text:p><text:span text:style-name="T1">La couche de sortie est une couche Dense avec 4 neuronnes (un par classe) et la fonction softmax</text:span> pour activation.</text:p>
          </table:table-cell>
          <table:table-cell table:style-name="ce12" office:value-type="float" office:value="5888167" calcext:value-type="float">
            <text:p>5888167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1011</text:p>
            <text:p>Val_accuracy : 0.0706</text:p>
            <text:p>Accuracy Test: 0.0703</text:p>
          </table:table-cell>
          <table:table-cell table:style-name="ce23" office:value-type="string" calcext:value-type="string">
            <text:p>Loss : 0.6781</text:p>
            <text:p>Val_loss : 0.6782</text:p>
            <text:p>Loss Test:0.68</text:p>
          </table:table-cell>
          <table:table-cell table:style-name="ce49" office:value-type="string" calcext:value-type="string" table:number-columns-spanned="1" table:number-rows-spanned="2">
            <text:p>Les données ont été corrigées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0" calcext:value-type="float">
            <text:p>50</text:p>
          </table:table-cell>
          <table:covered-table-cell table:number-columns-repeated="6" table:style-name="ce12"/>
          <table:table-cell table:style-name="ce12" office:value-type="string" calcext:value-type="string">
            <text:p><text:span text:style-name="T1">La couche de sortie est une couche Dense avec 15 neuronnes (un par classe) et la fonction softmax</text:span> pour activation.</text:p>
          </table:table-cell>
          <table:table-cell table:style-name="ce12" office:value-type="float" office:value="5893810" calcext:value-type="float">
            <text:p>5893810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7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107</text:p>
            <text:p>Val_accuracy : 0.1227</text:p>
            <text:p>Accuracy Test:0.1396</text:p>
          </table:table-cell>
          <table:table-cell table:style-name="ce22" office:value-type="string" calcext:value-type="string">
            <text:p>Loss : 0.4777</text:p>
            <text:p>Val_loss : 0.4599</text:p>
            <text:p>Loss Test:0.46</text:p>
          </table:table-cell>
          <table:covered-table-cell/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_b1_lr_color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 table:number-columns-spanned="1" table:number-rows-spanned="2">
            <text:p>En entrée on utilise le modèle EfficientNetB1</text:p>
          </table:table-cell>
          <table:table-cell table:style-name="ce12" office:value-type="string" calcext:value-type="string" table:number-columns-spanned="1" table:number-rows-spanned="2">
            <text:p>On a aucune couche Conv2D</text:p>
          </table:table-cell>
          <table:table-cell table:style-name="ce12" office:value-type="string" calcext:value-type="string" table:number-columns-spanned="1" table:number-rows-spanned="2">
            <text:p>On a aucune couche de pooling</text:p>
          </table:table-cell>
          <table:table-cell table:style-name="ce12" office:value-type="string" calcext:value-type="string" table:number-columns-spanned="1" table:number-rows-spanned="2">
            <text:p>On utilise une couche GlobalAveragePooling2D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deux couches Dense avec 1024 neuronnes, et la fonction d’activation RELU </text:p>
            <text:p>- une couche Dense avec 512 neuronnes, et la fonction d’activation RELU</text:p>
          </table:table-cell>
          <table:table-cell table:style-name="ce12" office:value-type="string" calcext:value-type="string" table:number-columns-spanned="1" table:number-rows-spanned="2">
            <text:p>On utilise à la sortie de chaque couche Dense une couche de Dropout avec un coefficient de 0.2. Soit deux couches de Dropout.</text:p>
          </table:table-cell>
          <table:table-cell table:style-name="ce12" office:value-type="string" calcext:value-type="string">
            <text:p><text:span text:style-name="T1">La couche de sortie est une couche Dense avec 4 neuronnes (un par classe) et la fonction softmax</text:span> pour activation.</text:p>
          </table:table-cell>
          <table:table-cell table:style-name="ce12" office:value-type="float" office:value="8413835" calcext:value-type="float">
            <text:p>8413835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7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065</text:p>
            <text:p>Val_accuracy : 0.2535</text:p>
            <text:p>Accuracy Test: 0.2288</text:p>
          </table:table-cell>
          <table:table-cell table:style-name="ce23" office:value-type="string" calcext:value-type="string">
            <text:p>Loss : 0.7049</text:p>
            <text:p>Val_loss : 0.7020</text:p>
            <text:p>Loss Test:0.7</text:p>
          </table:table-cell>
          <table:table-cell table:style-name="ce49" office:value-type="string" calcext:value-type="string" table:number-columns-spanned="1" table:number-rows-spanned="2">
            <text:p>Les données ont été corrigées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0" calcext:value-type="float">
            <text:p>50</text:p>
          </table:table-cell>
          <table:covered-table-cell table:number-columns-repeated="6" table:style-name="ce12"/>
          <table:table-cell table:style-name="ce12" office:value-type="string" calcext:value-type="string">
            <text:p><text:span text:style-name="T1">La couche de sortie est une couche Dense avec 15 neuronnes (un par classe) et la fonction softmax</text:span> pour activation.</text:p>
          </table:table-cell>
          <table:table-cell table:style-name="ce12" office:value-type="float" office:value="8419478" calcext:value-type="float">
            <text:p>8419478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7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0768</text:p>
            <text:p>Val_accuracy : 0.1215</text:p>
            <text:p>Accuracy Test:0.1396</text:p>
          </table:table-cell>
          <table:table-cell table:style-name="ce22" office:value-type="string" calcext:value-type="string">
            <text:p>Loss : 0.7170</text:p>
            <text:p>Val_loss : 0.7155</text:p>
            <text:p>Loss Test:0.71</text:p>
          </table:table-cell>
          <table:covered-table-cell/>
          <table:table-cell table:style-name="ce10" table:number-columns-repeated="1003"/>
        </table:table-row>
        <table:table-row table:style-name="ro8">
          <table:table-cell table:style-name="ce4" office:value-type="string" calcext:value-type="string">
            <text:p>model_b0_lr_color</text:p>
          </table:table-cell>
          <table:table-cell table:style-name="ce12" office:value-type="string" calcext:value-type="string">
            <text:p>On teste le modèle avec le learning rate de 1e-3 sur 50 génération et avec la fonction sigmoid. Le modèle peut être interrompu avec les callbacks.</text:p>
          </table:table-cell>
          <table:table-cell table:style-name="ce12" office:value-type="string" calcext:value-type="string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n entrée on utilise le modèle EfficientNetB0</text:p>
          </table:table-cell>
          <table:table-cell table:style-name="ce12" office:value-type="string" calcext:value-type="string">
            <text:p>On a aucune couche Conv2D</text:p>
          </table:table-cell>
          <table:table-cell table:style-name="ce12" office:value-type="string" calcext:value-type="string">
            <text:p>On a aucune couche de pooling</text:p>
          </table:table-cell>
          <table:table-cell table:style-name="ce12" office:value-type="string" calcext:value-type="string">
            <text:p>On utilise une couche GlobalAveragePooling2D pour passer vers les couches Dense.</text:p>
          </table:table-cell>
          <table:table-cell table:style-name="ce12" office:value-type="string" calcext:value-type="string">
            <text:p>On a en plus:  </text:p>
            <text:p>- deux couches Dense avec 1024 neuronnes, et la fonction d’activation RELU </text:p>
            <text:p>- une couche Dense avec 512 neuronnes, et la fonction d’activation RELU</text:p>
          </table:table-cell>
          <table:table-cell table:style-name="ce12" office:value-type="string" calcext:value-type="string">
            <text:p>On utilise à la sortie de chaque couche Dense une couche de Dropout avec un coefficient de 0.2. Soit deux couches de Dropout.</text:p>
          </table:table-cell>
          <table:table-cell table:style-name="ce12" office:value-type="string" calcext:value-type="string">
            <text:p>La couche de sortie est une couche Dense avec 4 neuronnes (un par classe) et la fonction sigmoid pour activation.</text:p>
          </table:table-cell>
          <table:table-cell table:style-name="ce12" office:value-type="float" office:value="5888167" calcext:value-type="float">
            <text:p>5888167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3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0839</text:p>
            <text:p>Val_accuracy : 0.0683</text:p>
            <text:p>Accuracy Test: 0.0703</text:p>
          </table:table-cell>
          <table:table-cell table:style-name="ce23" office:value-type="string" calcext:value-type="string">
            <text:p>Loss : 0.6750</text:p>
            <text:p>Val_loss : 0.6781</text:p>
            <text:p>Loss Test:0.67</text:p>
          </table:table-cell>
          <table:table-cell table:style-name="ce49" office:value-type="string" calcext:value-type="string">
            <text:p>Les données ont été corrigées</text:p>
          </table:table-cell>
          <table:table-cell table:style-name="ce10" table:number-columns-repeated="1003"/>
        </table:table-row>
        <table:table-row table:style-name="ro9">
          <table:table-cell table:style-name="ce4" office:value-type="string" calcext:value-type="string">
            <text:p>model_b0_lr_color</text:p>
          </table:table-cell>
          <table:table-cell table:style-name="ce12" office:value-type="string" calcext:value-type="string">
            <text:p>On teste le modèle avec le learning rate de 1e-3 sur 50 génération et avec la fonction sigmoid. Le modèle peut être interrompu avec les callbacks.</text:p>
          </table:table-cell>
          <table:table-cell table:style-name="ce12" office:value-type="string" calcext:value-type="string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n entrée on utilise le modèle EfficientNetB1</text:p>
          </table:table-cell>
          <table:table-cell table:style-name="ce12" office:value-type="string" calcext:value-type="string">
            <text:p>On a aucune couche Conv2D</text:p>
          </table:table-cell>
          <table:table-cell table:style-name="ce12" office:value-type="string" calcext:value-type="string">
            <text:p>On a aucune couche de pooling</text:p>
          </table:table-cell>
          <table:table-cell table:style-name="ce12" office:value-type="string" calcext:value-type="string">
            <text:p>On utilise une couche GlobalAveragePooling2D pour passer vers les couches Dense.</text:p>
          </table:table-cell>
          <table:table-cell table:style-name="ce12" office:value-type="string" calcext:value-type="string">
            <text:p>On a en plus:  </text:p>
            <text:p>- deux couches Dense avec 1024 neuronnes, et la fonction d’activation RELU </text:p>
            <text:p>- une couche Dense avec 512 neuronnes, et la fonction d’activation RELU</text:p>
          </table:table-cell>
          <table:table-cell table:style-name="ce12" office:value-type="string" calcext:value-type="string">
            <text:p>On utilise à la sortie de chaque couche Dense une couche de Dropout avec un coefficient de 0.2. Soit deux couches de Dropout.</text:p>
          </table:table-cell>
          <table:table-cell table:style-name="ce12" office:value-type="string" calcext:value-type="string">
            <text:p>La couche de sortie est une couche Dense avec 4 neuronnes (un par classe) et la fonction sigmoid pour activation.</text:p>
          </table:table-cell>
          <table:table-cell table:style-name="ce12" office:value-type="float" office:value="8413835" calcext:value-type="float">
            <text:p>8413835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3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0788</text:p>
            <text:p>Val_accuracy : 0.0683</text:p>
            <text:p>Accuracy Test:0.0703</text:p>
          </table:table-cell>
          <table:table-cell table:style-name="ce22" office:value-type="string" calcext:value-type="string">
            <text:p>Loss : 0.6717</text:p>
            <text:p>Val_loss : 0.6774</text:p>
            <text:p>Loss Test:0.67</text:p>
          </table:table-cell>
          <table:table-cell table:style-name="ce49" office:value-type="string" calcext:value-type="string">
            <text:p>Les données ont été corrigées</text:p>
          </table:table-cell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5_lr_gray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Niveaux de gri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64 filtres, une taille de noyau de 5*5 et la fonction RELU pour l’activation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Conv2D avec 32 filtres, un noyau de 3*3 et la fonction d’activation ELU </text:p>
            <text:p>- une couche Conv2D avec 16 filtres, un noyau de 3*3 et la fonction d’activation ELU </text:p>
          </table:table-cell>
          <table:table-cell table:style-name="ce12" office:value-type="string" calcext:value-type="string" table:number-columns-spanned="1" table:number-rows-spanned="2">
            <text:p>On a trois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Dense avec 128 neuronnes, et la fonction d’activation ELU</text:p>
          </table:table-cell>
          <table:table-cell table:style-name="ce12" office:value-type="string" calcext:value-type="string" table:number-columns-spanned="1" table:number-rows-spanned="2">
            <text:p>On utilise à la sortie de la couches de convolution avec 32 filtres une couche de Dropout avec un coefficient de 0.2. 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762676" calcext:value-type="float">
            <text:p>762676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420</text:p>
            <text:p>Val_accuracy : 0.1933</text:p>
            <text:p>Accuracy Test: 0.4036</text:p>
          </table:table-cell>
          <table:table-cell table:style-name="ce23" office:value-type="string" calcext:value-type="string">
            <text:p>Loss : 0.6037</text:p>
            <text:p>Val_loss : 0.6250</text:p>
            <text:p>Loss Test:773.42</text:p>
          </table:table-cell>
          <table:table-cell table:style-name="ce48" office:value-type="string" calcext:value-type="string" table:number-columns-spanned="1" table:number-rows-spanned="2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764095" calcext:value-type="float">
            <text:p>764095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4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519</text:p>
            <text:p>Val_accuracy : 0.1331</text:p>
            <text:p>Accuracy Test:0.1315</text:p>
          </table:table-cell>
          <table:table-cell table:style-name="ce22" office:value-type="string" calcext:value-type="string">
            <text:p>Loss : 0.2357</text:p>
            <text:p>Val_loss : 0.2415</text:p>
            <text:p>Loss Test:47.07</text:p>
          </table:table-cell>
          <table:covered-table-cell/>
          <table:table-cell table:style-name="ce10"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2">
            <text:p>model5_lr_color</text:p>
          </table:table-cell>
          <table:table-cell table:style-name="ce12" office:value-type="string" calcext:value-type="string" table:number-columns-spanned="1" table:number-rows-spanned="2">
            <text:p>On teste le modèle avec le learning rate sélectionné ru 50 génération en 4 et 15 classes. Le modèle peut être interrompu avec les callbacks.</text:p>
          </table:table-cell>
          <table:table-cell table:style-name="ce12" office:value-type="string" calcext:value-type="string" table:number-columns-spanned="1" table:number-rows-spanned="2">
            <text:p>couleu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En entrée on a une couche de convolution Conv2D avec 64 filtres, une taille de noyau de 5*5 et la fonction RELU pour l’activation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Conv2D avec 32 filtres, un noyau de 3*3 et la fonction d’activation ELU </text:p>
            <text:p>- une couche Conv2D avec 16 filtres, un noyau de 3*3 et la fonction d’activation ELU </text:p>
          </table:table-cell>
          <table:table-cell table:style-name="ce12" office:value-type="string" calcext:value-type="string" table:number-columns-spanned="1" table:number-rows-spanned="2">
            <text:p>On a trois couches de pooling qui succèdent à chaque couche de convolution avec une taille de pool de 2*2</text:p>
          </table:table-cell>
          <table:table-cell table:style-name="ce12" office:value-type="string" calcext:value-type="string" table:number-columns-spanned="1" table:number-rows-spanned="2">
            <text:p>On utilise une couche Flatten pour passer vers les couches Dense.</text:p>
          </table:table-cell>
          <table:table-cell table:style-name="ce12" office:value-type="string" calcext:value-type="string" table:number-columns-spanned="1" table:number-rows-spanned="2">
            <text:p>On a en plus:  </text:p>
            <text:p>- une couche Dense avec 128 neuronnes, et la fonction d’activation ELU</text:p>
          </table:table-cell>
          <table:table-cell table:style-name="ce12" office:value-type="string" calcext:value-type="string" table:number-columns-spanned="1" table:number-rows-spanned="2">
            <text:p>On utilise à la sortie de la couches de convolution avec 32 filtres une couche de Dropout avec un coefficient de 0.2. </text:p>
          </table:table-cell>
          <table:table-cell table:style-name="ce12" office:value-type="string" calcext:value-type="string">
            <text:p>La couche de sortie est une couche Dense avec 4 neuronnes (un par classe) et la fonction Sigmoïd pour activation.</text:p>
          </table:table-cell>
          <table:table-cell table:style-name="ce12" office:value-type="float" office:value="765876" calcext:value-type="float">
            <text:p>765876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19" office:value-type="string" calcext:value-type="string">
            <text:p>Adam(1e-4)</text:p>
          </table:table-cell>
          <table:table-cell table:style-name="ce21" office:value-type="string" calcext:value-type="string">
            <text:p>binary_crossentropy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Accuracy : 0.2467</text:p>
            <text:p>Val_accuracy : 0.1806</text:p>
            <text:p>Accuracy Test: 0.2450</text:p>
          </table:table-cell>
          <table:table-cell table:style-name="ce23" office:value-type="string" calcext:value-type="string">
            <text:p>Loss : 0.5961</text:p>
            <text:p>Val_loss : 0.6291</text:p>
            <text:p>Loss Test:711.31</text:p>
          </table:table-cell>
          <table:table-cell table:style-name="ce48" office:value-type="string" calcext:value-type="string" table:number-columns-spanned="1" table:number-rows-spanned="2">
            <text:p>Ici, les résultats des tests ne sont pas probants. </text:p>
            <text:p>Les images utilisées n’ont pas subie le escale de 1/255.</text:p>
          </table:table-cell>
          <table:table-cell table:style-name="ce10" table:number-columns-repeated="1003"/>
        </table:table-row>
        <table:table-row table:style-name="ro5">
          <table:covered-table-cell table:style-name="ce6"/>
          <table:covered-table-cell table:number-columns-repeated="2" table:style-name="ce12"/>
          <table:table-cell table:number-columns-repeated="2" table:style-name="ce12" office:value-type="float" office:value="15" calcext:value-type="float">
            <text:p>15</text:p>
          </table:table-cell>
          <table:covered-table-cell table:number-columns-repeated="6" table:style-name="ce12"/>
          <table:table-cell table:style-name="ce12" office:value-type="string" calcext:value-type="string">
            <text:p>La couche de sortie est une couche Dense avec 15 neuronnes (un par classe) et la fonction Sigmoïd pour activation.</text:p>
          </table:table-cell>
          <table:table-cell table:style-name="ce12" office:value-type="float" office:value="767295" calcext:value-type="float">
            <text:p>767295</text:p>
          </table:table-cell>
          <table:table-cell table:style-name="ce12" office:value-type="string" calcext:value-type="string">
            <text:p>On utilise 80% des images du répertoire train_images. Elles sont utilisées dans le générateur d’images avec un ratio de 0.8 pour l’apprentissage et 0.2 pour la validation</text:p>
          </table:table-cell>
          <table:table-cell table:style-name="ce37" office:value-type="string" calcext:value-type="string">
            <text:p>Ici, on utilise 20% des images pour le test final.</text:p>
          </table:table-cell>
          <table:table-cell table:style-name="ce20" office:value-type="string" calcext:value-type="string">
            <text:p>Adam(1e-4)</text:p>
          </table:table-cell>
          <table:table-cell table:style-name="ce25" office:value-type="string" calcext:value-type="string">
            <text:p>binary_crossentropy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Accuracy : 0.1618</text:p>
            <text:p>Val_accuracy : 0.1273</text:p>
            <text:p>Accuracy Test:0.1396</text:p>
          </table:table-cell>
          <table:table-cell table:style-name="ce22" office:value-type="string" calcext:value-type="string">
            <text:p>Loss : 0.2341</text:p>
            <text:p>Val_loss : 0.2430</text:p>
            <text:p>Loss Test:37.84</text:p>
          </table:table-cell>
          <table:covered-table-cell/>
          <table:table-cell table:style-name="ce10" table:number-columns-repeated="1003"/>
        </table:table-row>
        <table:table-row table:style-name="ro10" table:number-rows-repeated="104847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6:06:24.998553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0:06:39.728066867</meta:creation-date>
    <meta:generator>LibreOffice/7.0.4.2$Linux_X86_64 LibreOffice_project/00$Build-2</meta:generator>
    <dc:date>2021-03-14T00:38:01.620118466</dc:date>
    <meta:editing-duration>PT2H48M40S</meta:editing-duration>
    <meta:editing-cycles>23</meta:editing-cycles>
    <meta:document-statistic meta:table-count="1" meta:cell-count="1016" meta:object-count="0"/>
  </office:meta>
</office:document-meta>
</file>